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70000024E4CD8FC45.png" manifest:media-type="image/png"/>
  <manifest:file-entry manifest:full-path="Pictures/10000001000002350000020A2E8C8C50.png" manifest:media-type="image/png"/>
  <manifest:file-entry manifest:full-path="Pictures/10000001000007320000039AEDCE4399.png" manifest:media-type="image/png"/>
  <manifest:file-entry manifest:full-path="Pictures/100000010000070300000325F49A4FF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text-properties officeooo:paragraph-rsid="001e13f0"/>
    </style:style>
    <style:style style:name="P6" style:family="paragraph" style:parent-style-name="Standard">
      <style:text-properties officeooo:rsid="001d8c5f" officeooo:paragraph-rsid="001e13f0"/>
    </style:style>
    <style:style style:name="P7" style:family="paragraph" style:parent-style-name="Standard">
      <style:text-properties officeooo:paragraph-rsid="001e13f0"/>
    </style:style>
    <style:style style:name="P8" style:family="paragraph" style:parent-style-name="Heading_20_1">
      <style:text-properties officeooo:paragraph-rsid="001e13f0"/>
    </style:style>
    <style:style style:name="P9" style:family="paragraph" style:parent-style-name="Standard">
      <style:text-properties officeooo:paragraph-rsid="00518922"/>
    </style:style>
    <style:style style:name="P10" style:family="paragraph" style:parent-style-name="Standard">
      <style:text-properties officeooo:rsid="0047504f" officeooo:paragraph-rsid="0047504f"/>
    </style:style>
    <style:style style:name="P11" style:family="paragraph" style:parent-style-name="Text_20_body">
      <style:text-properties officeooo:rsid="001f5b80" officeooo:paragraph-rsid="001e13f0"/>
    </style:style>
    <style:style style:name="P12" style:family="paragraph" style:parent-style-name="Text_20_body">
      <style:text-properties officeooo:paragraph-rsid="001e13f0"/>
    </style:style>
    <style:style style:name="P13" style:family="paragraph" style:parent-style-name="Text_20_body">
      <style:text-properties officeooo:rsid="00213555" officeooo:paragraph-rsid="001e13f0"/>
    </style:style>
    <style:style style:name="P14" style:family="paragraph" style:parent-style-name="Heading_20_3">
      <style:paragraph-properties fo:margin-top="0cm" fo:margin-bottom="0cm" style:contextual-spacing="false"/>
    </style:style>
    <style:style style:name="P15" style:family="paragraph" style:parent-style-name="Text_20_body">
      <style:text-properties officeooo:rsid="00217f75" officeooo:paragraph-rsid="001e13f0"/>
    </style:style>
    <style:style style:name="P16" style:family="paragraph" style:parent-style-name="Text_20_body">
      <style:text-properties officeooo:rsid="0024093b" officeooo:paragraph-rsid="001e13f0"/>
    </style:style>
    <style:style style:name="P17" style:family="paragraph" style:parent-style-name="Table_20_Contents">
      <style:text-properties officeooo:rsid="00226846" officeooo:paragraph-rsid="001e13f0"/>
    </style:style>
    <style:style style:name="P18" style:family="paragraph" style:parent-style-name="Table_20_Contents">
      <style:text-properties officeooo:rsid="0022d750" officeooo:paragraph-rsid="001e13f0"/>
    </style:style>
    <style:style style:name="P19" style:family="paragraph" style:parent-style-name="Table_20_Contents">
      <style:text-properties officeooo:rsid="0024093b" officeooo:paragraph-rsid="001e13f0"/>
    </style:style>
    <style:style style:name="P20" style:family="paragraph" style:parent-style-name="Text_20_body">
      <style:text-properties officeooo:rsid="00226846" officeooo:paragraph-rsid="001e13f0"/>
    </style:style>
    <style:style style:name="P21" style:family="paragraph" style:parent-style-name="Table_20_Contents">
      <style:text-properties officeooo:rsid="00210add" officeooo:paragraph-rsid="00210add"/>
    </style:style>
    <style:style style:name="P22" style:family="paragraph" style:parent-style-name="Table_20_Contents">
      <style:text-properties officeooo:rsid="00223d41" officeooo:paragraph-rsid="00223d41"/>
    </style:style>
    <style:style style:name="P23" style:family="paragraph" style:parent-style-name="Table_20_Contents">
      <style:text-properties officeooo:rsid="0023176f" officeooo:paragraph-rsid="0023176f"/>
    </style:style>
    <style:style style:name="P24" style:family="paragraph" style:parent-style-name="Table_20_Contents">
      <style:text-properties officeooo:rsid="0024d73b" officeooo:paragraph-rsid="0024d73b"/>
    </style:style>
    <style:style style:name="P25" style:family="paragraph" style:parent-style-name="Text_20_body">
      <style:text-properties officeooo:rsid="00210add" officeooo:paragraph-rsid="00210add"/>
    </style:style>
    <style:style style:name="P26" style:family="paragraph" style:parent-style-name="Table_20_Contents">
      <style:text-properties officeooo:rsid="0034d934" officeooo:paragraph-rsid="0034d934"/>
    </style:style>
    <style:style style:name="P27" style:family="paragraph" style:parent-style-name="Table_20_Contents">
      <style:text-properties officeooo:rsid="00363b3b" officeooo:paragraph-rsid="00363b3b"/>
    </style:style>
    <style:style style:name="P28" style:family="paragraph" style:parent-style-name="Table_20_Contents">
      <style:text-properties officeooo:rsid="0036e697" officeooo:paragraph-rsid="0036e697"/>
    </style:style>
    <style:style style:name="P29" style:family="paragraph" style:parent-style-name="Table_20_Contents">
      <style:text-properties officeooo:rsid="0036e697" officeooo:paragraph-rsid="00376f2c"/>
    </style:style>
    <style:style style:name="P30" style:family="paragraph" style:parent-style-name="Table_20_Contents">
      <style:text-properties officeooo:rsid="00376f2c" officeooo:paragraph-rsid="00376f2c"/>
    </style:style>
    <style:style style:name="P31" style:family="paragraph" style:parent-style-name="Text_20_body">
      <style:text-properties officeooo:rsid="003430c7" officeooo:paragraph-rsid="003430c7"/>
    </style:style>
    <style:style style:name="P32" style:family="paragraph" style:parent-style-name="Table_20_Contents">
      <style:text-properties officeooo:rsid="0038b38f" officeooo:paragraph-rsid="0038b38f"/>
    </style:style>
    <style:style style:name="P33" style:family="paragraph" style:parent-style-name="Text_20_body">
      <style:text-properties officeooo:rsid="002b1562" officeooo:paragraph-rsid="002b1562"/>
    </style:style>
    <style:style style:name="P34" style:family="paragraph" style:parent-style-name="Table_20_Contents">
      <style:text-properties officeooo:rsid="002b1562" officeooo:paragraph-rsid="002b1562"/>
    </style:style>
    <style:style style:name="P35" style:family="paragraph" style:parent-style-name="Table_20_Contents">
      <style:text-properties officeooo:rsid="002cf8c5" officeooo:paragraph-rsid="002cf8c5"/>
    </style:style>
    <style:style style:name="P36" style:family="paragraph" style:parent-style-name="Table_20_Contents">
      <style:text-properties officeooo:rsid="002e640c" officeooo:paragraph-rsid="002e640c"/>
    </style:style>
    <style:style style:name="P37" style:family="paragraph" style:parent-style-name="Table_20_Contents">
      <style:text-properties officeooo:rsid="0032c2a5"/>
    </style:style>
    <style:style style:name="P38" style:family="paragraph" style:parent-style-name="Table_20_Contents">
      <style:text-properties officeooo:rsid="0032c2a5" officeooo:paragraph-rsid="0032c2a5"/>
    </style:style>
    <style:style style:name="P39" style:family="paragraph" style:parent-style-name="Table_20_Contents">
      <style:text-properties officeooo:rsid="002f4d1f" officeooo:paragraph-rsid="002f4d1f"/>
    </style:style>
    <style:style style:name="P40" style:family="paragraph" style:parent-style-name="Text_20_body">
      <style:text-properties officeooo:rsid="002e640c" officeooo:paragraph-rsid="002e640c"/>
    </style:style>
    <style:style style:name="P41" style:family="paragraph" style:parent-style-name="Table_20_Contents">
      <style:text-properties officeooo:rsid="003b0e84" officeooo:paragraph-rsid="003b0e84"/>
    </style:style>
    <style:style style:name="P42" style:family="paragraph" style:parent-style-name="Table_20_Contents">
      <style:text-properties officeooo:rsid="003e395c" officeooo:paragraph-rsid="003e395c"/>
    </style:style>
    <style:style style:name="P43" style:family="paragraph" style:parent-style-name="Table_20_Contents">
      <style:text-properties officeooo:rsid="003e2841" officeooo:paragraph-rsid="003e2841"/>
    </style:style>
    <style:style style:name="P44" style:family="paragraph" style:parent-style-name="Table_20_Contents">
      <style:text-properties officeooo:rsid="0039c9e4" officeooo:paragraph-rsid="0039c9e4"/>
    </style:style>
    <style:style style:name="P45" style:family="paragraph" style:parent-style-name="Text_20_body">
      <style:text-properties officeooo:rsid="0032c2a5" officeooo:paragraph-rsid="0032c2a5"/>
    </style:style>
    <style:style style:name="P46" style:family="paragraph" style:parent-style-name="Table_20_Contents">
      <style:text-properties officeooo:rsid="003f9098" officeooo:paragraph-rsid="003f9098"/>
    </style:style>
    <style:style style:name="P47" style:family="paragraph" style:parent-style-name="Table_20_Contents">
      <style:text-properties officeooo:rsid="00441c0c" officeooo:paragraph-rsid="00441c0c"/>
    </style:style>
    <style:style style:name="P48" style:family="paragraph" style:parent-style-name="Table_20_Contents">
      <style:text-properties officeooo:rsid="00458be7" officeooo:paragraph-rsid="00458be7"/>
    </style:style>
    <style:style style:name="P49" style:family="paragraph" style:parent-style-name="Table_20_Contents">
      <style:text-properties officeooo:rsid="0040aadd" officeooo:paragraph-rsid="0040aadd"/>
    </style:style>
    <style:style style:name="P50" style:family="paragraph" style:parent-style-name="Table_20_Contents">
      <style:text-properties officeooo:rsid="004229d9" officeooo:paragraph-rsid="004229d9"/>
    </style:style>
    <style:style style:name="P51" style:family="paragraph" style:parent-style-name="Text_20_body">
      <style:text-properties officeooo:rsid="00458be7" officeooo:paragraph-rsid="00458be7"/>
    </style:style>
    <style:style style:name="P52" style:family="paragraph" style:parent-style-name="Text_20_body">
      <style:text-properties officeooo:rsid="0093ea23" officeooo:paragraph-rsid="0093ea23"/>
    </style:style>
    <style:style style:name="P53" style:family="paragraph" style:parent-style-name="Text_20_body">
      <style:text-properties officeooo:rsid="0047504f" officeooo:paragraph-rsid="0047504f"/>
    </style:style>
    <style:style style:name="P54" style:family="paragraph" style:parent-style-name="Heading_20_3">
      <style:text-properties officeooo:paragraph-rsid="00518922"/>
    </style:style>
    <style:style style:name="P55"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6" style:family="paragraph" style:parent-style-name="Text_20_body">
      <style:text-properties officeooo:rsid="002ae3d0" officeooo:paragraph-rsid="00518922"/>
    </style:style>
    <style:style style:name="P57" style:family="paragraph" style:parent-style-name="Text_20_body">
      <style:text-properties officeooo:rsid="002e4f5d" officeooo:paragraph-rsid="00518922"/>
    </style:style>
    <style:style style:name="P58"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59" style:family="paragraph" style:parent-style-name="Text_20_body">
      <style:text-properties officeooo:rsid="004870ef" officeooo:paragraph-rsid="004870ef"/>
    </style:style>
    <style:style style:name="P60" style:family="paragraph" style:parent-style-name="Text_20_body">
      <style:text-properties officeooo:rsid="0097402b" officeooo:paragraph-rsid="0097402b"/>
    </style:style>
    <style:style style:name="P61" style:family="paragraph" style:parent-style-name="Text_20_body">
      <style:text-properties officeooo:rsid="00564074" officeooo:paragraph-rsid="00564074"/>
    </style:style>
    <style:style style:name="P62" style:family="paragraph" style:parent-style-name="Text_20_body">
      <style:text-properties officeooo:rsid="0056e0c9" officeooo:paragraph-rsid="0056e0c9"/>
    </style:style>
    <style:style style:name="P63" style:family="paragraph" style:parent-style-name="Heading_20_1">
      <style:text-properties officeooo:rsid="004870ef" officeooo:paragraph-rsid="004870ef"/>
    </style:style>
    <style:style style:name="P64" style:family="paragraph" style:parent-style-name="Heading_20_1">
      <style:text-properties officeooo:rsid="004870ef" officeooo:paragraph-rsid="006a203a"/>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weight="normal" officeooo:rsid="004870ef" officeooo:paragraph-rsid="004870ef" style:font-weight-asian="normal" style:font-weight-complex="normal"/>
    </style:style>
    <style:style style:name="P67" style:family="paragraph" style:parent-style-name="Text_20_body">
      <style:text-properties officeooo:paragraph-rsid="004870ef"/>
    </style:style>
    <style:style style:name="P68" style:family="paragraph" style:parent-style-name="Heading_20_3">
      <style:text-properties officeooo:paragraph-rsid="008a4b09"/>
    </style:style>
    <style:style style:name="P69" style:family="paragraph" style:parent-style-name="Text_20_body">
      <style:text-properties officeooo:rsid="0034f076" officeooo:paragraph-rsid="008a4b09"/>
    </style:style>
    <style:style style:name="P70" style:family="paragraph" style:parent-style-name="Text_20_body">
      <style:text-properties officeooo:rsid="008c17d8" officeooo:paragraph-rsid="008c17d8"/>
    </style:style>
    <style:style style:name="P7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8c17d8" officeooo:paragraph-rsid="008c6e8a"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c6e8a" style:font-size-asian="12pt" style:font-size-complex="12pt"/>
    </style:style>
    <style:style style:name="P7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a4b09" style:font-size-asian="12pt" style:font-size-complex="12pt"/>
    </style:style>
    <style:style style:name="P7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17d8" officeooo:paragraph-rsid="008a4b09" style:font-size-asian="12pt" style:font-size-complex="12pt"/>
    </style:style>
    <style:style style:name="P7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6e8a" officeooo:paragraph-rsid="008c6e8a" style:font-size-asian="12pt" style:font-size-complex="12pt"/>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956149" officeooo:paragraph-rsid="00956149" style:font-size-asian="12pt" style:font-size-complex="12pt"/>
    </style:style>
    <style:style style:name="P77" style:family="paragraph" style:parent-style-name="Text_20_body">
      <style:text-properties fo:color="#c9211e" loext:opacity="100%" officeooo:paragraph-rsid="004870ef"/>
    </style:style>
    <style:style style:name="P78" style:family="paragraph" style:parent-style-name="Heading_20_3">
      <style:text-properties fo:color="#c9211e" loext:opacity="100%"/>
    </style:style>
    <style:style style:name="P79" style:family="paragraph" style:parent-style-name="Text_20_body">
      <style:text-properties fo:color="#c9211e" loext:opacity="100%" officeooo:rsid="0034f076" officeooo:paragraph-rsid="0057ebe0"/>
    </style:style>
    <style:style style:name="P80" style:family="paragraph" style:parent-style-name="Heading_20_3">
      <style:text-properties fo:color="#c9211e" loext:opacity="100%" officeooo:paragraph-rsid="0057ebe0"/>
    </style:style>
    <style:style style:name="P81" style:family="paragraph" style:parent-style-name="Text_20_body">
      <style:text-properties fo:color="#c9211e" loext:opacity="100%" officeooo:rsid="00609660" officeooo:paragraph-rsid="00609660"/>
    </style:style>
    <style:style style:name="P82" style:family="paragraph" style:parent-style-name="Text_20_body">
      <style:paragraph-properties fo:margin-left="0cm" fo:margin-right="0cm" fo:orphans="2" fo:widows="2" fo:text-indent="0cm" style:auto-text-indent="false"/>
      <style:text-properties fo:color="#c9211e" loext:opacity="100%" officeooo:rsid="0034f076" officeooo:paragraph-rsid="0062d00c"/>
    </style:style>
    <style:style style:name="P83" style:family="paragraph" style:parent-style-name="Text_20_body">
      <style:text-properties fo:color="#c9211e" loext:opacity="100%" officeooo:paragraph-rsid="0062a3c8"/>
    </style:style>
    <style:style style:name="P84" style:family="paragraph" style:parent-style-name="Heading_20_1">
      <style:text-properties officeooo:paragraph-rsid="006a203a"/>
    </style:style>
    <style:style style:name="P85" style:family="paragraph" style:parent-style-name="Text_20_body">
      <style:text-properties officeooo:rsid="00956149" officeooo:paragraph-rsid="00956149"/>
    </style:style>
    <style:style style:name="P86" style:family="paragraph" style:parent-style-name="Text_20_body" style:list-style-name="L1">
      <style:text-properties officeooo:rsid="007963b6" officeooo:paragraph-rsid="007963b6"/>
    </style:style>
    <style:style style:name="P87" style:family="paragraph" style:parent-style-name="Text_20_body" style:list-style-name="L2">
      <style:text-properties officeooo:rsid="007ae89a" officeooo:paragraph-rsid="007ae89a"/>
    </style:style>
    <style:style style:name="P88" style:family="paragraph" style:parent-style-name="Text_20_body" style:list-style-name="L3">
      <style:text-properties officeooo:rsid="007ae89a" officeooo:paragraph-rsid="007ae89a"/>
    </style:style>
    <style:style style:name="P89" style:family="paragraph" style:parent-style-name="Text_20_body" style:list-style-name="L4">
      <style:text-properties officeooo:rsid="007ae89a" officeooo:paragraph-rsid="007ae89a"/>
    </style:style>
    <style:style style:name="P90" style:family="paragraph" style:parent-style-name="Text_20_body" style:list-style-name="L5">
      <style:text-properties officeooo:rsid="007c0ca7" officeooo:paragraph-rsid="007c0ca7"/>
    </style:style>
    <style:style style:name="P91" style:family="paragraph" style:parent-style-name="Text_20_body" style:list-style-name="L6">
      <style:text-properties officeooo:rsid="007c0ca7" officeooo:paragraph-rsid="007c0ca7"/>
    </style:style>
    <style:style style:name="P92" style:family="paragraph" style:parent-style-name="Text_20_body" style:list-style-name="L7">
      <style:text-properties officeooo:rsid="007c0ca7" officeooo:paragraph-rsid="007c0ca7"/>
    </style:style>
    <style:style style:name="P93" style:family="paragraph" style:parent-style-name="Text_20_body">
      <style:text-properties officeooo:rsid="007963b6" officeooo:paragraph-rsid="007963b6"/>
    </style:style>
    <style:style style:name="P94" style:family="paragraph" style:parent-style-name="Text_20_body">
      <style:text-properties officeooo:rsid="0073ec01" officeooo:paragraph-rsid="0073ec01"/>
    </style:style>
    <style:style style:name="P95" style:family="paragraph" style:parent-style-name="Text_20_body" style:list-style-name="L8">
      <style:text-properties officeooo:rsid="007f0f56" officeooo:paragraph-rsid="007f0f56"/>
    </style:style>
    <style:style style:name="P96" style:family="paragraph" style:parent-style-name="Text_20_body" style:list-style-name="L9">
      <style:text-properties officeooo:rsid="007f0f56" officeooo:paragraph-rsid="007f0f56"/>
    </style:style>
    <style:style style:name="P97" style:family="paragraph" style:parent-style-name="Text_20_body" style:list-style-name="L10">
      <style:text-properties officeooo:rsid="007f0f56" officeooo:paragraph-rsid="007f0f56"/>
    </style:style>
    <style:style style:name="P98" style:family="paragraph" style:parent-style-name="Text_20_body">
      <style:text-properties officeooo:rsid="002e793a" officeooo:paragraph-rsid="007963b6"/>
    </style:style>
    <style:style style:name="P99" style:family="paragraph" style:parent-style-name="Text_20_body" style:list-style-name="L11">
      <style:text-properties officeooo:rsid="007f0f56" officeooo:paragraph-rsid="007f0f56"/>
    </style:style>
    <style:style style:name="P100" style:family="paragraph" style:parent-style-name="Text_20_body">
      <style:text-properties officeooo:rsid="0073ec01" officeooo:paragraph-rsid="0078eda3"/>
    </style:style>
    <style:style style:name="P101" style:family="paragraph" style:parent-style-name="Text_20_body" style:list-style-name="L12">
      <style:text-properties officeooo:rsid="007f0f56" officeooo:paragraph-rsid="007f0f56"/>
    </style:style>
    <style:style style:name="P102" style:family="paragraph" style:parent-style-name="Text_20_body">
      <style:text-properties officeooo:paragraph-rsid="007963b6"/>
    </style:style>
    <style:style style:name="P103" style:family="paragraph" style:parent-style-name="Text_20_body" style:list-style-name="L13">
      <style:text-properties officeooo:rsid="007f0f56" officeooo:paragraph-rsid="007f0f56"/>
    </style:style>
    <style:style style:name="P104" style:family="paragraph" style:parent-style-name="Text_20_body">
      <style:text-properties officeooo:rsid="0073ec01" officeooo:paragraph-rsid="007963b6"/>
    </style:style>
    <style:style style:name="P105" style:family="paragraph" style:parent-style-name="Text_20_body" style:list-style-name="L14">
      <style:text-properties officeooo:rsid="007f0f56" officeooo:paragraph-rsid="007f0f56"/>
    </style:style>
    <style:style style:name="P106" style:family="paragraph" style:parent-style-name="Text_20_body" style:list-style-name="L15">
      <style:text-properties officeooo:rsid="007f0f56" officeooo:paragraph-rsid="007f0f56"/>
    </style:style>
    <style:style style:name="P107" style:family="paragraph" style:parent-style-name="Text_20_body">
      <style:text-properties officeooo:rsid="002e793a" officeooo:paragraph-rsid="0080ac6a"/>
    </style:style>
    <style:style style:name="P108" style:family="paragraph" style:parent-style-name="Text_20_body" style:list-style-name="L16">
      <style:text-properties officeooo:rsid="0080ac6a" officeooo:paragraph-rsid="0080ac6a"/>
    </style:style>
    <style:style style:name="P109" style:family="paragraph" style:parent-style-name="Text_20_body" style:list-style-name="L17">
      <style:text-properties officeooo:rsid="0080ac6a" officeooo:paragraph-rsid="0080ac6a"/>
    </style:style>
    <style:style style:name="P110" style:family="paragraph" style:parent-style-name="Text_20_body">
      <style:text-properties officeooo:paragraph-rsid="0080ac6a"/>
    </style:style>
    <style:style style:name="P111" style:family="paragraph" style:parent-style-name="Text_20_body" style:list-style-name="L18">
      <style:text-properties officeooo:rsid="0080ac6a" officeooo:paragraph-rsid="0080ac6a"/>
    </style:style>
    <style:style style:name="P112" style:family="paragraph" style:parent-style-name="Text_20_body" style:list-style-name="L19">
      <style:text-properties officeooo:rsid="0080ac6a" officeooo:paragraph-rsid="0080ac6a"/>
    </style:style>
    <style:style style:name="P113" style:family="paragraph" style:parent-style-name="Text_20_body" style:list-style-name="L20">
      <style:text-properties officeooo:rsid="0080ac6a" officeooo:paragraph-rsid="0080ac6a"/>
    </style:style>
    <style:style style:name="P114" style:family="paragraph" style:parent-style-name="Heading_20_3">
      <style:text-properties officeooo:paragraph-rsid="0078eda3"/>
    </style:style>
    <style:style style:name="P115" style:family="paragraph" style:parent-style-name="Text_20_body">
      <style:text-properties officeooo:paragraph-rsid="0081536b"/>
    </style:style>
    <style:style style:name="P116" style:family="paragraph" style:parent-style-name="Text_20_body" style:list-style-name="L21">
      <style:text-properties officeooo:rsid="0081536b" officeooo:paragraph-rsid="0081536b"/>
    </style:style>
    <style:style style:name="P117" style:family="paragraph" style:parent-style-name="Text_20_body">
      <style:text-properties officeooo:rsid="002e793a" officeooo:paragraph-rsid="0081664d"/>
    </style:style>
    <style:style style:name="P118" style:family="paragraph" style:parent-style-name="Text_20_body" style:list-style-name="L22">
      <style:text-properties officeooo:paragraph-rsid="0081664d"/>
    </style:style>
    <style:style style:name="P119" style:family="paragraph" style:parent-style-name="Text_20_body">
      <style:text-properties officeooo:rsid="002e793a" officeooo:paragraph-rsid="0083061b"/>
    </style:style>
    <style:style style:name="P120" style:family="paragraph" style:parent-style-name="Text_20_body" style:list-style-name="L23">
      <style:text-properties officeooo:rsid="0084099a" officeooo:paragraph-rsid="0084099a"/>
    </style:style>
    <style:style style:name="P121" style:family="paragraph" style:parent-style-name="Text_20_body">
      <style:text-properties officeooo:rsid="002e793a" officeooo:paragraph-rsid="0085093f"/>
    </style:style>
    <style:style style:name="P122" style:family="paragraph" style:parent-style-name="Text_20_body" style:list-style-name="L24">
      <style:text-properties officeooo:rsid="0085093f" officeooo:paragraph-rsid="0085093f"/>
    </style:style>
    <style:style style:name="P123" style:family="paragraph" style:parent-style-name="Text_20_body" style:list-style-name="L25">
      <style:text-properties officeooo:rsid="0085093f" officeooo:paragraph-rsid="0085093f"/>
    </style:style>
    <style:style style:name="P124" style:family="paragraph" style:parent-style-name="Text_20_body" style:list-style-name="L26">
      <style:text-properties officeooo:rsid="0085093f" officeooo:paragraph-rsid="0085093f"/>
    </style:style>
    <style:style style:name="P125" style:family="paragraph" style:parent-style-name="Text_20_body" style:list-style-name="L27">
      <style:text-properties officeooo:rsid="0080ac6a" officeooo:paragraph-rsid="0085093f"/>
    </style:style>
    <style:style style:name="P126" style:family="paragraph" style:parent-style-name="Text_20_body" style:list-style-name="L28">
      <style:text-properties officeooo:rsid="008565c9" officeooo:paragraph-rsid="008565c9"/>
    </style:style>
    <style:style style:name="P127" style:family="paragraph" style:parent-style-name="Text_20_body">
      <style:text-properties officeooo:paragraph-rsid="0085093f"/>
    </style:style>
    <style:style style:name="P128" style:family="paragraph" style:parent-style-name="Text_20_body" style:list-style-name="L29">
      <style:text-properties officeooo:rsid="008565c9" officeooo:paragraph-rsid="008565c9"/>
    </style:style>
    <style:style style:name="P129" style:family="paragraph" style:parent-style-name="Text_20_body">
      <style:text-properties officeooo:rsid="004b11c2" officeooo:paragraph-rsid="004b11c2"/>
    </style:style>
    <style:style style:name="P130" style:family="paragraph" style:parent-style-name="Text_20_body">
      <style:text-properties officeooo:rsid="006abe13" officeooo:paragraph-rsid="006abe13"/>
    </style:style>
    <style:style style:name="P131" style:family="paragraph" style:parent-style-name="Text_20_body">
      <style:text-properties officeooo:rsid="0036f884" officeooo:paragraph-rsid="0068f369"/>
    </style:style>
    <style:style style:name="P132" style:family="paragraph" style:parent-style-name="Text_20_body" style:list-style-name="L30">
      <style:text-properties officeooo:rsid="006abe13" officeooo:paragraph-rsid="0068f369"/>
    </style:style>
    <style:style style:name="P133" style:family="paragraph" style:parent-style-name="Text_20_body" style:list-style-name="L31">
      <style:text-properties officeooo:rsid="008565c9" officeooo:paragraph-rsid="008565c9"/>
    </style:style>
    <style:style style:name="P134" style:family="paragraph" style:parent-style-name="Text_20_body" style:list-style-name="L32">
      <style:text-properties officeooo:rsid="008565c9" officeooo:paragraph-rsid="008565c9"/>
    </style:style>
    <style:style style:name="P135" style:family="paragraph" style:parent-style-name="Text_20_body" style:list-style-name="L33">
      <style:text-properties officeooo:rsid="008565c9" officeooo:paragraph-rsid="008565c9"/>
    </style:style>
    <style:style style:name="P136" style:family="paragraph" style:parent-style-name="Text_20_body" style:list-style-name="L34">
      <style:text-properties officeooo:rsid="008565c9" officeooo:paragraph-rsid="008565c9"/>
    </style:style>
    <style:style style:name="P137" style:family="paragraph" style:parent-style-name="Text_20_body" style:list-style-name="L35">
      <style:text-properties officeooo:rsid="008565c9" officeooo:paragraph-rsid="008565c9"/>
    </style:style>
    <style:style style:name="P138" style:family="paragraph" style:parent-style-name="Text_20_body" style:list-style-name="L36">
      <style:text-properties officeooo:rsid="008565c9" officeooo:paragraph-rsid="008565c9"/>
    </style:style>
    <style:style style:name="P139" style:family="paragraph" style:parent-style-name="Text_20_body" style:list-style-name="L37">
      <style:text-properties officeooo:rsid="008565c9" officeooo:paragraph-rsid="008565c9"/>
    </style:style>
    <style:style style:name="P140" style:family="paragraph" style:parent-style-name="Text_20_body" style:list-style-name="L38">
      <style:text-properties officeooo:rsid="008565c9" officeooo:paragraph-rsid="008565c9"/>
    </style:style>
    <style:style style:name="P141" style:family="paragraph" style:parent-style-name="Heading_20_1">
      <style:text-properties officeooo:paragraph-rsid="006e4292"/>
    </style:style>
    <style:style style:name="P142" style:family="paragraph" style:parent-style-name="Text_20_body">
      <style:text-properties officeooo:rsid="006a203a" officeooo:paragraph-rsid="006e4292"/>
    </style:style>
    <style:style style:name="P143" style:family="paragraph" style:parent-style-name="Text_20_body">
      <style:text-properties officeooo:rsid="00702ffe" officeooo:paragraph-rsid="007963b6"/>
    </style:style>
    <style:style style:name="P144" style:family="paragraph" style:parent-style-name="Text_20_body">
      <style:text-properties officeooo:rsid="0039ae0f" officeooo:paragraph-rsid="0085ac8c"/>
    </style:style>
    <style:style style:name="P145" style:family="paragraph" style:parent-style-name="Text_20_body">
      <style:text-properties officeooo:rsid="003a2c2b" officeooo:paragraph-rsid="0085ac8c"/>
    </style:style>
    <style:style style:name="P146" style:family="paragraph" style:parent-style-name="Text_20_body">
      <style:text-properties officeooo:rsid="0087a421" officeooo:paragraph-rsid="0087a421"/>
    </style:style>
    <style:style style:name="P147" style:family="paragraph" style:parent-style-name="Text_20_body">
      <style:text-properties officeooo:rsid="003ab494" officeooo:paragraph-rsid="0085ac8c"/>
    </style:style>
    <style:style style:name="P148"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officeooo:rsid="00226846"/>
    </style:style>
    <style:style style:name="T9" style:family="text">
      <style:text-properties officeooo:rsid="0093ea23"/>
    </style:style>
    <style:style style:name="T10" style:family="text">
      <style:text-properties officeooo:rsid="0092393f"/>
    </style:style>
    <style:style style:name="T11" style:family="text">
      <style:text-properties officeooo:rsid="006777c2"/>
    </style:style>
    <style:style style:name="T12" style:family="text">
      <style:text-properties officeooo:rsid="0047504f"/>
    </style:style>
    <style:style style:name="T13" style:family="text">
      <style:text-properties officeooo:rsid="0024d73b"/>
    </style:style>
    <style:style style:name="T14" style:family="text">
      <style:text-properties officeooo:rsid="00376f2c"/>
    </style:style>
    <style:style style:name="T15" style:family="text">
      <style:text-properties officeooo:rsid="00531aaf"/>
    </style:style>
    <style:style style:name="T16" style:family="text">
      <style:text-properties officeooo:rsid="002e640c"/>
    </style:style>
    <style:style style:name="T17" style:family="text">
      <style:text-properties officeooo:rsid="002b1562"/>
    </style:style>
    <style:style style:name="T18" style:family="text">
      <style:text-properties officeooo:rsid="002cf8c5"/>
    </style:style>
    <style:style style:name="T19" style:family="text">
      <style:text-properties officeooo:rsid="0039c9e4"/>
    </style:style>
    <style:style style:name="T20" style:family="text">
      <style:text-properties officeooo:rsid="004229d9"/>
    </style:style>
    <style:style style:name="T21" style:family="text">
      <style:text-properties officeooo:rsid="00441c0c"/>
    </style:style>
    <style:style style:name="T22" style:family="text">
      <style:text-properties fo:font-variant="normal" fo:text-transform="none" fo:color="#000000" loext:opacity="100%" fo:letter-spacing="normal" fo:font-style="normal" fo:font-weight="normal"/>
    </style:style>
    <style:style style:name="T23" style:family="text">
      <style:text-properties fo:font-variant="normal" fo:text-transform="none" fo:color="#000000" loext:opacity="100%" fo:letter-spacing="normal" fo:font-style="normal" fo:font-weight="normal" officeooo:rsid="002ae3d0"/>
    </style:style>
    <style:style style:name="T24" style:family="text">
      <style:text-properties officeooo:rsid="002ae3d0"/>
    </style:style>
    <style:style style:name="T25" style:family="text">
      <style:text-properties officeooo:rsid="002e4f5d"/>
    </style:style>
    <style:style style:name="T26" style:family="text">
      <style:text-properties officeooo:rsid="0056e0c9"/>
    </style:style>
    <style:style style:name="T27" style:family="text">
      <style:text-properties officeooo:rsid="0057ebe0"/>
    </style:style>
    <style:style style:name="T28" style:family="text">
      <style:text-properties officeooo:rsid="006a203a"/>
    </style:style>
    <style:style style:name="T29" style:family="text">
      <style:text-properties fo:font-weight="normal" officeooo:rsid="004870ef" style:font-weight-asian="normal" style:font-weight-complex="normal"/>
    </style:style>
    <style:style style:name="T30" style:family="text">
      <style:text-properties officeooo:rsid="008bbb6f"/>
    </style:style>
    <style:style style:name="T31" style:family="text">
      <style:text-properties officeooo:rsid="008be740"/>
    </style:style>
    <style:style style:name="T32" style:family="text">
      <style:text-properties officeooo:rsid="008c6e8a"/>
    </style:style>
    <style:style style:name="T33" style:family="text">
      <style:text-properties fo:font-style="normal" fo:font-weight="normal"/>
    </style:style>
    <style:style style:name="T34" style:family="text">
      <style:text-properties fo:font-style="normal" fo:font-weight="normal" officeooo:rsid="008c17d8"/>
    </style:style>
    <style:style style:name="T35" style:family="text">
      <style:text-properties officeooo:rsid="008ce775"/>
    </style:style>
    <style:style style:name="T36" style:family="text">
      <style:text-properties officeooo:rsid="008ec26c"/>
    </style:style>
    <style:style style:name="T37" style:family="text">
      <style:text-properties officeooo:rsid="0058834c"/>
    </style:style>
    <style:style style:name="T38" style:family="text">
      <style:text-properties officeooo:rsid="00626a6b"/>
    </style:style>
    <style:style style:name="T39" style:family="text">
      <style:text-properties officeooo:rsid="0062a3c8"/>
    </style:style>
    <style:style style:name="T40" style:family="text">
      <style:text-properties fo:font-variant="normal" fo:text-transform="none" style:font-name="Liberation Serif" fo:font-size="12pt" fo:letter-spacing="normal" fo:font-style="normal" fo:font-weight="normal" style:font-size-asian="12pt" style:font-size-complex="12pt"/>
    </style:style>
    <style:style style:name="T41" style:family="text">
      <style:text-properties fo:font-variant="normal" fo:text-transform="none" style:font-name="Liberation Serif" fo:font-size="12pt" fo:letter-spacing="normal" fo:font-style="normal" fo:font-weight="normal" officeooo:rsid="0062d00c" style:font-size-asian="12pt" style:font-size-complex="12pt"/>
    </style:style>
    <style:style style:name="T42" style:family="text">
      <style:text-properties fo:font-variant="normal" fo:text-transform="none" style:font-name="Liberation Serif" fo:font-size="12pt" fo:letter-spacing="normal" fo:font-style="normal" fo:font-weight="normal" officeooo:rsid="0063a738" style:font-size-asian="12pt" style:font-size-complex="12pt"/>
    </style:style>
    <style:style style:name="T43" style:family="text">
      <style:text-properties officeooo:rsid="0070727a"/>
    </style:style>
    <style:style style:name="T44" style:family="text">
      <style:text-properties officeooo:rsid="007963b6"/>
    </style:style>
    <style:style style:name="T45" style:family="text">
      <style:text-properties officeooo:rsid="0072701a"/>
    </style:style>
    <style:style style:name="T46" style:family="text">
      <style:text-properties officeooo:rsid="007ae89a"/>
    </style:style>
    <style:style style:name="T47" style:family="text">
      <style:text-properties officeooo:rsid="00732efe"/>
    </style:style>
    <style:style style:name="T48" style:family="text">
      <style:text-properties officeooo:rsid="0073ec01"/>
    </style:style>
    <style:style style:name="T49" style:family="text">
      <style:text-properties officeooo:rsid="0085ac8c"/>
    </style:style>
    <style:style style:name="T50" style:family="text">
      <style:text-properties officeooo:rsid="0078eda3"/>
    </style:style>
    <style:style style:name="T51" style:family="text">
      <style:text-properties officeooo:rsid="0075315d"/>
    </style:style>
    <style:style style:name="T52" style:family="text">
      <style:text-properties officeooo:rsid="002e793a"/>
    </style:style>
    <style:style style:name="T53" style:family="text">
      <style:text-properties officeooo:rsid="002fbad9"/>
    </style:style>
    <style:style style:name="T54" style:family="text">
      <style:text-properties officeooo:rsid="0080ac6a"/>
    </style:style>
    <style:style style:name="T55" style:family="text">
      <style:text-properties officeooo:rsid="0081664d"/>
    </style:style>
    <style:style style:name="T56" style:family="text">
      <style:text-properties officeooo:rsid="0083061b"/>
    </style:style>
    <style:style style:name="T57" style:family="text">
      <style:text-properties officeooo:rsid="0085093f"/>
    </style:style>
    <style:style style:name="T58" style:family="text">
      <style:text-properties officeooo:rsid="004b11c2"/>
    </style:style>
    <style:style style:name="T59" style:family="text">
      <style:text-properties fo:font-weight="normal" style:font-weight-asian="normal" style:font-weight-complex="normal"/>
    </style:style>
    <style:style style:name="T60" style:family="text">
      <style:text-properties officeooo:rsid="008565c9"/>
    </style:style>
    <style:style style:name="T61" style:family="text">
      <style:text-properties officeooo:rsid="0068f369"/>
    </style:style>
    <style:style style:name="T62" style:family="text">
      <style:text-properties officeooo:rsid="0088a24b"/>
    </style:style>
    <style:style style:name="T63" style:family="text">
      <style:text-properties officeooo:rsid="003a2c2b"/>
    </style:style>
    <style:style style:name="T64" style:family="text">
      <style:text-properties officeooo:rsid="0087a421"/>
    </style:style>
    <style:style style:name="T65" style:family="text">
      <style:text-properties officeooo:rsid="003ab494"/>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821_2227043514" office:name="organisation overview" text:style-name="Index_20_Link" text:visited-style-name="Index_20_Link">organisation overview<text:tab/>2</text:a></text:p>
          <text:p text:style-name="P2"><text:a xlink:type="simple" xlink:href="#__RefHeading___Toc1823_2227043514" office:name="problem overview" text:style-name="Index_20_Link" text:visited-style-name="Index_20_Link">problem overview<text:tab/>2</text:a></text:p>
          <text:p text:style-name="P2"><text:a xlink:type="simple" xlink:href="#__RefHeading___Toc1825_2227043514" office:name="Scope" text:style-name="Index_20_Link" text:visited-style-name="Index_20_Link">Scope<text:tab/>2</text:a></text:p>
          <text:p text:style-name="P2"><text:a xlink:type="simple" xlink:href="#__RefHeading___Toc1827_2227043514" office:name="User groups" text:style-name="Index_20_Link" text:visited-style-name="Index_20_Link">User groups<text:tab/>2</text:a></text:p>
          <text:p text:style-name="P3"><text:a xlink:type="simple" xlink:href="#__RefHeading___Toc1811_2227043514" office:name="Perents" text:style-name="Index_20_Link" text:visited-style-name="Index_20_Link">Perents<text:tab/>2</text:a></text:p>
          <text:p text:style-name="P3"><text:a xlink:type="simple" xlink:href="#__RefHeading___Toc1813_2227043514" office:name="educational visitors" text:style-name="Index_20_Link" text:visited-style-name="Index_20_Link">educational visitors<text:tab/>2</text:a></text:p>
          <text:p text:style-name="P3"><text:a xlink:type="simple" xlink:href="#__RefHeading___Toc1815_2227043514" office:name="mangment" text:style-name="Index_20_Link" text:visited-style-name="Index_20_Link">mangment<text:tab/>3</text:a></text:p>
          <text:p text:style-name="P3"><text:a xlink:type="simple" xlink:href="#__RefHeading___Toc1817_2227043514" office:name="Staff" text:style-name="Index_20_Link" text:visited-style-name="Index_20_Link">Staff<text:tab/>3</text:a></text:p>
          <text:p text:style-name="P2"><text:a xlink:type="simple" xlink:href="#__RefHeading___Toc1829_2227043514" office:name="empathy maps" text:style-name="Index_20_Link" text:visited-style-name="Index_20_Link">empathy maps<text:tab/>3</text:a></text:p>
          <text:p text:style-name="P3"><text:a xlink:type="simple" xlink:href="#__RefHeading___Toc1831_2227043514" office:name="management" text:style-name="Index_20_Link" text:visited-style-name="Index_20_Link">management<text:tab/>3</text:a></text:p>
          <text:p text:style-name="P3"><text:a xlink:type="simple" xlink:href="#__RefHeading___Toc1833_2227043514" office:name="Educational" text:style-name="Index_20_Link" text:visited-style-name="Index_20_Link">Educational<text:tab/>3</text:a></text:p>
          <text:p text:style-name="P3"><text:a xlink:type="simple" xlink:href="#__RefHeading___Toc1835_2227043514" office:name="Perenrets" text:style-name="Index_20_Link" text:visited-style-name="Index_20_Link">Perenrets<text:tab/>4</text:a></text:p>
          <text:p text:style-name="P3"><text:a xlink:type="simple" xlink:href="#__RefHeading___Toc1837_2227043514" office:name="Staff" text:style-name="Index_20_Link" text:visited-style-name="Index_20_Link">Staff<text:tab/>4</text:a></text:p>
          <text:p text:style-name="P2"><text:a xlink:type="simple" xlink:href="#__RefHeading___Toc1839_2227043514" office:name="User stories and User acceptance criteria (UAC)" text:style-name="Index_20_Link" text:visited-style-name="Index_20_Link">User stories and User acceptance criteria (UAC)<text:tab/>5</text:a></text:p>
          <text:p text:style-name="P3"><text:a xlink:type="simple" xlink:href="#__RefHeading___Toc1819_2227043514" office:name="education" text:style-name="Index_20_Link" text:visited-style-name="Index_20_Link">education<text:tab/>5</text:a></text:p>
          <text:p text:style-name="P3"><text:a xlink:type="simple" xlink:href="#__RefHeading___Toc1841_2227043514" office:name="Customer" text:style-name="Index_20_Link" text:visited-style-name="Index_20_Link">Customer<text:tab/>5</text:a></text:p>
          <text:p text:style-name="P3"><text:a xlink:type="simple" xlink:href="#__RefHeading___Toc1843_2227043514" office:name="Management" text:style-name="Index_20_Link" text:visited-style-name="Index_20_Link">Management<text:tab/>6</text:a></text:p>
          <text:p text:style-name="P3"><text:a xlink:type="simple" xlink:href="#__RefHeading___Toc1845_2227043514" office:name="Staff" text:style-name="Index_20_Link" text:visited-style-name="Index_20_Link">Staff<text:tab/>6</text:a></text:p>
          <text:p text:style-name="P2"><text:a xlink:type="simple" xlink:href="#__RefHeading___Toc1847_2227043514" office:name="Laws/ guidance/legislation" text:style-name="Index_20_Link" text:visited-style-name="Index_20_Link">Laws/ guidance/legislation<text:tab/>7</text:a></text:p>
          <text:p text:style-name="P3"><text:a xlink:type="simple" xlink:href="#__RefHeading___Toc760_2760687806" office:name="Computer misuse act" text:style-name="Index_20_Link" text:visited-style-name="Index_20_Link">Computer misuse act<text:tab/>7</text:a></text:p>
          <text:p text:style-name="P3"><text:a xlink:type="simple" xlink:href="#__RefHeading___Toc762_2760687806" office:name="General Data Protection Regulation" text:style-name="Index_20_Link" text:visited-style-name="Index_20_Link">General Data Protection Regulation<text:tab/>7</text:a></text:p>
          <text:p text:style-name="P3"><text:a xlink:type="simple" xlink:href="#__RefHeading___Toc764_2760687806" office:name="Web Content Accessibility Guide" text:style-name="Index_20_Link" text:visited-style-name="Index_20_Link">Web Content Accessibility Guide<text:tab/>7</text:a></text:p>
          <text:p text:style-name="P2"><text:a xlink:type="simple" xlink:href="#__RefHeading___Toc1849_2227043514" office:name="alternative systems" text:style-name="Index_20_Link" text:visited-style-name="Index_20_Link">alternative systems<text:tab/>7</text:a></text:p>
          <text:p text:style-name="P2"><text:a xlink:type="simple" xlink:href="#__RefHeading___Toc1851_2227043514" office:name="risks" text:style-name="Index_20_Link" text:visited-style-name="Index_20_Link">risks<text:tab/>9</text:a></text:p>
          <text:p text:style-name="P3"><text:a xlink:type="simple" xlink:href="#__RefHeading___Toc1853_2227043514" office:name="External risks and delays" text:style-name="Index_20_Link" text:visited-style-name="Index_20_Link">External risks and delays<text:tab/>9</text:a></text:p>
          <text:p text:style-name="P3"><text:a xlink:type="simple" xlink:href="#__RefHeading___Toc780_2760687806" office:name="Resources and skill risks" text:style-name="Index_20_Link" text:visited-style-name="Index_20_Link">Resources and skill risks<text:tab/>10</text:a></text:p>
          <text:p text:style-name="P3"><text:a xlink:type="simple" xlink:href="#__RefHeading___Toc1855_2227043514" office:name="Other risks" text:style-name="Index_20_Link" text:visited-style-name="Index_20_Link">Other risks<text:tab/>10</text:a></text:p>
          <text:p text:style-name="P2"><text:a xlink:type="simple" xlink:href="#__RefHeading___Toc1857_2227043514" office:name="Decomposition" text:style-name="Index_20_Link" text:visited-style-name="Index_20_Link">Decomposition<text:tab/>10</text:a></text:p>
          <text:p text:style-name="P2"><text:a xlink:type="simple" xlink:href="#__RefHeading___Toc1859_2227043514" office:name="Functional and non functional requirements" text:style-name="Index_20_Link" text:visited-style-name="Index_20_Link">Functional and non functional requirements<text:tab/>11</text:a></text:p>
          <text:p text:style-name="P4"><text:a xlink:type="simple" xlink:href="#__RefHeading___Toc1861_2227043514" office:name="Functional requirements (FR)" text:style-name="Index_20_Link" text:visited-style-name="Index_20_Link">Functional requirements (FR)<text:tab/>11</text:a></text:p>
          <text:p text:style-name="P4"><text:a xlink:type="simple" xlink:href="#__RefHeading___Toc1863_2227043514" office:name="non functional requirements (NFR)" text:style-name="Index_20_Link" text:visited-style-name="Index_20_Link">non functional requirements (NFR)<text:tab/>11</text:a></text:p>
          <text:p text:style-name="P2"><text:a xlink:type="simple" xlink:href="#__RefHeading___Toc1865_2227043514" office:name="key performance indicators (KPI)" text:style-name="Index_20_Link" text:visited-style-name="Index_20_Link">key performance indicators (KPI)<text:tab/>11</text:a></text:p>
          <text:p text:style-name="P2"><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5" text:outline-level="1"><text:bookmark-start text:name="__RefHeading___Toc1821_2227043514"/>organisation overview <text:span text:style-name="T1">(5min)</text:span><text:bookmark-end text:name="__RefHeading___Toc1821_2227043514"/></text:h>
      <text:p text:style-name="P6"/>
      <text:p text:style-name="P7"><text:span text:style-name="T2"><text:s/>a local attraction, Riget Zoo Adventures (RZA), </text:span><text:span text:style-name="T3">they</text:span> offer, a safari-style wildlife zoo, an on-site hotel, educational visits </text:p>
      <text:p text:style-name="P7"/>
      <text:h text:style-name="P8" text:outline-level="1"><text:bookmark-start text:name="__RefHeading___Toc1823_2227043514"/>problem overview <text:span text:style-name="T1">(5min)</text:span><text:bookmark-end text:name="__RefHeading___Toc1823_2227043514"/></text:h>
      <text:p text:style-name="P6">They propbley lack a digital presence, so they are wanting a digital solution that can provide info about them, and support for educational visits </text:p>
      <text:p text:style-name="P6">it should allow customers to book tickets, check availability and book at hotel, allow customers to see bookings, and have a loyalty and rewards system. They want it to be accessible. To help support there business to grow, reach a wider audience and <text:span text:style-name="T4">help support to keep the in composition </text:span></text:p>
      <text:p text:style-name="P6"/>
      <text:p text:style-name="P9"><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0"/>
      <text:h text:style-name="P8" text:outline-level="1"><text:bookmark-start text:name="__RefHeading___Toc1825_2227043514"/>Scope <text:span text:style-name="T1">(20mins come back too)</text:span><text:bookmark-end text:name="__RefHeading___Toc1825_2227043514"/></text:h>
      <text:p text:style-name="P11">The scope of the project is only to do the website and fetchers asked for, its just going to be the basic website and wont have any other connections to other website or systems, its going to just be able to book and check availability and give you an easy system to use and naviagte but I will not go futher then this as I don’t have the time to be able to do so and don’t yet have all the technical ablity. But I would learn if I had the scope and time. </text:p>
      <text:p text:style-name="P12"/>
      <text:h text:style-name="P8" text:outline-level="1"><text:bookmark-start text:name="__RefHeading___Toc1827_2227043514"/>User groups<text:bookmark-end text:name="__RefHeading___Toc1827_2227043514"/></text:h>
      <text:p text:style-name="P12"/>
      <text:p text:style-name="P13"><draw:frame draw:style-name="fr1" draw:name="Frame2" text:anchor-type="as-char" draw:z-index="5"><draw:text-box fo:min-height="0.041cm" fo:min-width="0.041cm"><text:h text:style-name="P14"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3"/>
      <text:p text:style-name="P15"><draw:frame draw:style-name="fr1" draw:name="Frame3" text:anchor-type="as-char" draw:z-index="6"><draw:text-box fo:min-height="0.041cm" fo:min-width="0.041cm"><text:h text:style-name="P14" text:outline-level="3"><text:bookmark-start text:name="__RefHeading___Toc1813_2227043514"/>educational visitors<text:bookmark-end text:name="__RefHeading___Toc1813_2227043514"/></text:h></draw:text-box></draw:frame><text:s/>– will be looking for a different things, want discounts and other resources about <text:span text:style-name="T8">the zoo but more in detail which will be a member of staff likely 30+ <text:s/></text:span><text:span text:style-name="T9">(</text:span><text:span text:style-name="T10">bit more of what they want make it easy to run a trip </text:span><text:span text:style-name="T9">)</text:span></text:p>
      <text:p text:style-name="P13"/>
      <text:p text:style-name="P13"><text:soft-page-break/><text:span text:style-name="T7"><draw:frame draw:style-name="fr1" draw:name="Frame4" text:anchor-type="as-char" draw:z-index="7"><draw:text-box fo:min-height="0.041cm" fo:min-width="0.041cm"><text:h text:style-name="P14"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2"/>
      <text:p text:style-name="P13"><draw:frame draw:style-name="fr1" draw:name="Frame5" text:anchor-type="as-char" draw:z-index="8"><draw:text-box fo:min-height="0.041cm" fo:min-width="0.041cm"><text:h text:style-name="P14" text:outline-level="3"><text:bookmark-start text:name="__RefHeading___Toc1817_2227043514"/>Staff<text:bookmark-end text:name="__RefHeading___Toc1817_2227043514"/></text:h></draw:text-box></draw:frame><text:s/>– <text:span text:style-name="T7">staff will be people who would have to be </text:span><text:span text:style-name="T8">hired to check ticket sell them and do matincae around the zoo so likley 18+</text:span></text:p>
      <text:p text:style-name="P13"/>
      <text:h text:style-name="Heading_20_1" text:outline-level="1"><text:bookmark-start text:name="__RefHeading___Toc1829_2227043514"/><text:span text:style-name="T11">E</text:span>mpathy map<text:span text:style-name="T12">s</text:span><text:bookmark-end text:name="__RefHeading___Toc1829_2227043514"/></text:h>
      <text:h text:style-name="Heading_20_3" text:outline-level="3"><text:bookmark-start text:name="__RefHeading___Toc1831_2227043514"/>management<text:bookmark-end text:name="__RefHeading___Toc1831_2227043514"/></text:h>
      <text:p text:style-name="P16">5-8 per box</text:p>
      <table:table table:name="Table1" table:style-name="Table1">
        <table:table-column table:style-name="Table1.A"/>
        <table:table-column table:style-name="Table1.B"/>
        <table:table-row>
          <table:table-cell table:style-name="Table1.A1" office:value-type="string">
            <text:p text:style-name="P17">Says</text:p>
            <text:p text:style-name="P18">what did we make compared to last month </text:p>
            <text:p text:style-name="P18">whaats the demographic of my customers,</text:p>
            <text:p text:style-name="P18">is our data secure,</text:p>
            <text:p text:style-name="P18"/>
          </table:table-cell>
          <table:table-cell table:style-name="Table1.B1" office:value-type="string">
            <text:p text:style-name="P17">Thinks</text:p>
            <text:p text:style-name="P18">I wish I had an easy way to compare, </text:p>
            <text:p text:style-name="P18">I wish I could trust the data being held is secure</text:p>
            <text:p text:style-name="P18"/>
          </table:table-cell>
        </table:table-row>
        <table:table-row>
          <table:table-cell table:style-name="Table1.A2" office:value-type="string">
            <text:p text:style-name="P17">Feels</text:p>
            <text:p text:style-name="P19">stressed about data breach,</text:p>
            <text:p text:style-name="P19">worried the <text:s/>comparisoons are wrong and they lose money</text:p>
          </table:table-cell>
          <table:table-cell table:style-name="Table1.B2" office:value-type="string">
            <text:p text:style-name="P17">Dose</text:p>
            <text:p text:style-name="P17"/>
            <text:p text:style-name="P19">makes desison off of unsure data</text:p>
            <text:p text:style-name="P19"/>
          </table:table-cell>
        </table:table-row>
      </table:table>
      <text:p text:style-name="P20"/>
      <text:p text:style-name="P13"/>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1">Says</text:p>
            <text:p text:style-name="P21"/>
            <text:p text:style-name="P21">pirce of a educatinal vist ticket,</text:p>
            <text:p text:style-name="P21">how do I know what animals will be there,</text:p>
            <text:p text:style-name="P22">I need to know there allgen information of there cafe,</text:p>
            <text:p text:style-name="P23">I need a map of the zoo </text:p>
            <text:p text:style-name="P22"/>
            <text:p text:style-name="P21"/>
          </table:table-cell>
          <table:table-cell table:style-name="Table2.B1" office:value-type="string">
            <text:p text:style-name="P23">Thinks</text:p>
            <text:p text:style-name="P23">I need to easliy find ticketsprices and discounts </text:p>
            <text:p text:style-name="P23">I needt o know the animals for risk assesments and to make children aware </text:p>
            <text:p text:style-name="P23">I need to be aware of algen information so I can make sure food is avlible for all children</text:p>
            <text:p text:style-name="P23">I need amap to plan the routs around to make sure its timed correctly </text:p>
          </table:table-cell>
        </table:table-row>
        <table:table-row table:style-name="Table2.2">
          <table:table-cell table:style-name="Table2.A2" office:value-type="string">
            <text:p text:style-name="P23">Dose </text:p>
            <text:p text:style-name="P23"/>
            <text:p text:style-name="P23">looks at website for prices and discounts</text:p>
            <text:p text:style-name="P23">looks for information about the parks like animals and maps, </text:p>
            <text:p text:style-name="P23">looks at all <text:span text:style-name="T13">information about alagies and see a menu</text:span></text:p>
          </table:table-cell>
          <table:table-cell table:style-name="Table2.B2" office:value-type="string">
            <text:p text:style-name="P23">Feels</text:p>
            <text:p text:style-name="P24">stressed that if they go kids wont be able to get dietary requirements,</text:p>
            <text:p text:style-name="P24">worryed the trip may be overbudget if discount not avalible, </text:p>
            <text:p text:style-name="P24">scared children may panik if they don’t have all info and if trip is over time </text:p>
          </table:table-cell>
        </table:table-row>
      </table:table>
      <text:p text:style-name="P25"/>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6">Says </text:p>
            <text:p text:style-name="P26"/>
            <text:p text:style-name="P27">what is the price of a family ticket</text:p>
            <text:p text:style-name="P28">what food options and allegin info do they have </text:p>
            <text:p text:style-name="P29">what activitys <text:span text:style-name="T14">are there </text:span></text:p>
            <text:p text:style-name="P29"><text:span text:style-name="T14">what </text:span>animal are there</text:p>
            <text:p text:style-name="P28">what are there opening and closing time</text:p>
            <text:p text:style-name="P30">where is the zoo located </text:p>
            <text:p text:style-name="P28"/>
          </table:table-cell>
          <table:table-cell table:style-name="Table6.B1" office:value-type="string">
            <text:p text:style-name="P26">Thinks</text:p>
            <text:p text:style-name="P27">I want to easily find the price as im busy and any dicounts </text:p>
            <text:p text:style-name="P30">I want to make sure there are food options for all my kids </text:p>
            <text:p text:style-name="P30">I want to plan activitys to fill the day </text:p>
            <text:p text:style-name="P30">I want to find out information about the park quick and easy because I don’t have time</text:p>
          </table:table-cell>
        </table:table-row>
        <table:table-row>
          <table:table-cell table:style-name="Table6.A2" office:value-type="string">
            <text:p text:style-name="P26">Dose </text:p>
            <text:p text:style-name="P26"/>
            <text:p text:style-name="P27">looks on wesite for pricing information </text:p>
            <text:p text:style-name="P30">looks for cafe food menu </text:p>
            <text:p text:style-name="P30">looks for activity center that tells you what is on</text:p>
            <text:p text:style-name="P30">look on main page of website for other key information</text:p>
          </table:table-cell>
          <table:table-cell table:style-name="Table6.B2" office:value-type="string">
            <text:p text:style-name="P26">Feels</text:p>
            <text:p text:style-name="P26"/>
            <text:p text:style-name="P27">fustrated unable to eailey find prices and worried about money </text:p>
            <text:p text:style-name="P30">worried about kids not having food or having reactions if allegens not speified</text:p>
            <text:p text:style-name="P30">annoyed that information isnt easy to find and right there</text:p>
          </table:table-cell>
        </table:table-row>
      </table:table>
      <text:p text:style-name="P31"/>
      <text:h text:style-name="Heading_20_3" text:outline-level="3"><text:bookmark-start text:name="__RefHeading___Toc1837_2227043514"/><text:span text:style-name="T15">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6">Says</text:p>
            <text:p text:style-name="P26"/>
            <text:p text:style-name="P32">I need to be able to see bookings and tickets</text:p>
            <text:p text:style-name="P32">I need to know prices for each ticket type quickly</text:p>
            <text:p text:style-name="P32">I need to know how meny walk ins im allowed to take each day</text:p>
            <text:p text:style-name="P32">I need easy access to activitys going on to inform people</text:p>
            <text:p text:style-name="P32">quick access to details about the park to inform</text:p>
            <text:p text:style-name="P32">quick communication to others around the park </text:p>
            <text:p text:style-name="P32"/>
          </table:table-cell>
          <table:table-cell table:style-name="Table7.B1" office:value-type="string">
            <text:p text:style-name="P26">Thinks</text:p>
            <text:p text:style-name="P26"/>
            <text:p text:style-name="P32">I don’t want to keep people waiting or let in someone that hasnt paid because I did check correctly</text:p>
            <text:p text:style-name="P32">I want to make sure im charging the correct price so I don’t get told off</text:p>
            <text:p text:style-name="P32">I want to make sure I allow the right amount of people in the park so its not too busy</text:p>
            <text:p text:style-name="P32">I need quick access to details and communication to keep up with whats going on to make sure I give the right infomation</text:p>
          </table:table-cell>
        </table:table-row>
        <table:table-row>
          <table:table-cell table:style-name="Table7.A2" office:value-type="string">
            <text:p text:style-name="P26">Dose </text:p>
            <text:p text:style-name="P26"/>
            <text:p text:style-name="P32">trys to check tickets in details </text:p>
            <text:p text:style-name="P32">always trys to find and check prices that they are charging</text:p>
            <text:p text:style-name="P32">checks to see the number of walks in allowed on system </text:p>
            <text:p text:style-name="P32">allways trys to find and check details as quickly as possible</text:p>
            <text:p text:style-name="P32">trys to check and keep ontop of communication around the park</text:p>
          </table:table-cell>
          <table:table-cell table:style-name="Table7.B2" office:value-type="string">
            <text:p text:style-name="P26">Feels </text:p>
            <text:p text:style-name="P26"/>
            <text:p text:style-name="P32">worried they have let people in they shouldn’t have or let to meny people in if its hard to find tickets or bookings and hard to find information about walkins</text:p>
            <text:p text:style-name="P32">fustrated that details take a long time to find and is slow to load keeping customers waiting</text:p>
            <text:p text:style-name="P32">annoyed finds it hard to keep up with communication because its unclear and had to read</text:p>
          </table:table-cell>
        </table:table-row>
      </table:table>
      <text:p text:style-name="P25"/>
      <text:p text:style-name="P25"/>
      <text:h text:style-name="Heading_20_1" text:outline-level="1"><text:bookmark-start text:name="__RefHeading___Toc1839_2227043514"/><text:soft-page-break/>User stories <text:span text:style-name="T11">and User acceptance criteria (UAC)</text:span><text:bookmark-end text:name="__RefHeading___Toc1839_2227043514"/></text:h>
      <text:p text:style-name="P33"><draw:frame draw:style-name="fr1" draw:name="Frame1" text:anchor-type="as-char" draw:z-index="0"><draw:text-box fo:min-height="0.041cm" fo:min-width="0.041cm"><text:h text:style-name="P14"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4">As a </text:p>
          </table:table-cell>
          <table:table-cell table:style-name="Table3.A1" office:value-type="string">
            <text:p text:style-name="P34">I want to</text:p>
          </table:table-cell>
          <table:table-cell table:style-name="Table3.A1" office:value-type="string">
            <text:p text:style-name="P34">So that</text:p>
          </table:table-cell>
          <table:table-cell table:style-name="Table3.D1" office:value-type="string">
            <text:p text:style-name="P34">UAC</text:p>
          </table:table-cell>
        </table:table-row>
        <table:table-row>
          <table:table-cell table:style-name="Table3.A2" office:value-type="string">
            <text:p text:style-name="P34">Educatior planning a trip</text:p>
          </table:table-cell>
          <table:table-cell table:style-name="Table3.A2" office:value-type="string">
            <text:p text:style-name="P34">See a risk assesment</text:p>
          </table:table-cell>
          <table:table-cell table:style-name="Table3.A2" office:value-type="string">
            <text:p text:style-name="P34">I can asses if we should vist and if its safe to do so</text:p>
          </table:table-cell>
          <table:table-cell table:style-name="Table3.D2" office:value-type="string">
            <text:p text:style-name="Table_20_Contents"><text:span text:style-name="T16">1.1</text:span> <text:span text:style-name="T17">information page about the park</text:span></text:p>
            <text:p text:style-name="Table_20_Contents">-<text:span text:style-name="T17">risk assesment </text:span></text:p>
            <text:p text:style-name="Table_20_Contents"/>
          </table:table-cell>
        </table:table-row>
        <table:table-row>
          <table:table-cell table:style-name="Table3.A2" office:value-type="string">
            <text:p text:style-name="P34"/>
          </table:table-cell>
          <table:table-cell table:style-name="Table3.A2" office:value-type="string">
            <text:p text:style-name="P34">When the park opens </text:p>
          </table:table-cell>
          <table:table-cell table:style-name="Table3.A2" office:value-type="string">
            <text:p text:style-name="P35">So we can plan the day and when we arrive and leave </text:p>
          </table:table-cell>
          <table:table-cell table:style-name="Table3.D2" office:value-type="string">
            <text:p text:style-name="Table_20_Contents"><text:span text:style-name="T16">1.2</text:span> <text:span text:style-name="T18">clear info on main page about opening times</text:span></text:p>
          </table:table-cell>
        </table:table-row>
        <table:table-row>
          <table:table-cell table:style-name="Table3.A2" office:value-type="string">
            <text:p text:style-name="P34"/>
          </table:table-cell>
          <table:table-cell table:style-name="Table3.A2" office:value-type="string">
            <text:p text:style-name="P34">I quickly want to see ticket prices and avalibilty </text:p>
          </table:table-cell>
          <table:table-cell table:style-name="Table3.A2" office:value-type="string">
            <text:p text:style-name="P34">So I can budget and book</text:p>
          </table:table-cell>
          <table:table-cell table:style-name="Table3.D2" office:value-type="string">
            <text:p text:style-name="Table_20_Contents"><text:span text:style-name="T16">1.3</text:span> <text:span text:style-name="T17">avlibilty checker</text:span></text:p>
            <text:p text:style-name="Table_20_Contents"/>
            <text:p text:style-name="Table_20_Contents"><text:span text:style-name="T16">1.4</text:span> <text:span text:style-name="T17">quick way to book </text:span></text:p>
          </table:table-cell>
        </table:table-row>
        <table:table-row>
          <table:table-cell table:style-name="Table3.A2" office:value-type="string">
            <text:p text:style-name="P34"/>
          </table:table-cell>
          <table:table-cell table:style-name="Table3.A2" office:value-type="string">
            <text:p text:style-name="P34">See Cafe menus and infomation</text:p>
          </table:table-cell>
          <table:table-cell table:style-name="Table3.A2" office:value-type="string">
            <text:p text:style-name="P34">I can <text:span text:style-name="T18">mange and see if they have deiatry requirements for all students </text:span></text:p>
          </table:table-cell>
          <table:table-cell table:style-name="Table3.D2" office:value-type="string">
            <text:p text:style-name="Table_20_Contents"><text:span text:style-name="T16">1.5</text:span> <text:span text:style-name="T18">page for cafe that shows clear main menu</text:span></text:p>
            <text:p text:style-name="Table_20_Contents"/>
            <text:p text:style-name="Table_20_Contents"><text:span text:style-name="T16">1.6</text:span> <text:span text:style-name="T18">information showing any dientry requirement </text:span></text:p>
          </table:table-cell>
        </table:table-row>
        <table:table-row>
          <table:table-cell table:style-name="Table3.A2" office:value-type="string">
            <text:p text:style-name="P34"/>
          </table:table-cell>
          <table:table-cell table:style-name="Table3.A2" office:value-type="string">
            <text:p text:style-name="P35">See and ajust my bookings</text:p>
          </table:table-cell>
          <table:table-cell table:style-name="Table3.A2" office:value-type="string">
            <text:p text:style-name="P35">So I can see what ive booked and ajust if I need to remove a kid or add a member of staff</text:p>
          </table:table-cell>
          <table:table-cell table:style-name="Table3.D2" office:value-type="string">
            <text:p text:style-name="Table_20_Contents"><text:span text:style-name="T16">1.7</text:span> <text:span text:style-name="T16">page to veiw tickets</text:span></text:p>
            <text:p text:style-name="Table_20_Contents"/>
            <text:p text:style-name="P36">1.8 ability to change bookings</text:p>
            <text:p text:style-name="P36"/>
            <text:p text:style-name="P36">1.9 ability to cancel booking </text:p>
          </table:table-cell>
        </table:table-row>
        <table:table-row>
          <table:table-cell table:style-name="Table3.A2" office:value-type="string">
            <text:p text:style-name="P34"/>
          </table:table-cell>
          <table:table-cell table:style-name="Table3.A2" office:value-type="string">
            <text:p text:style-name="P35">I want to be able </text:p>
          </table:table-cell>
          <table:table-cell table:style-name="Table3.A2" office:value-type="string">
            <text:p text:style-name="P35"/>
          </table:table-cell>
          <table:table-cell table:style-name="Table3.D2" office:value-type="string">
            <text:p text:style-name="Table_20_Contents"/>
          </table:table-cell>
        </table:table-row>
      </table:table>
      <text:p text:style-name="P33"/>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6">As a </text:p>
          </table:table-cell>
          <table:table-cell table:style-name="Table4.A1" office:value-type="string">
            <text:p text:style-name="P36">I want to</text:p>
          </table:table-cell>
          <table:table-cell table:style-name="Table4.A1" office:value-type="string">
            <text:p text:style-name="P36">So that </text:p>
          </table:table-cell>
          <table:table-cell table:style-name="Table4.D1" office:value-type="string">
            <text:p text:style-name="P36">UAC</text:p>
          </table:table-cell>
        </table:table-row>
        <table:table-row>
          <table:table-cell table:style-name="Table4.A2" office:value-type="string">
            <text:p text:style-name="P36">Paying customer </text:p>
          </table:table-cell>
          <table:table-cell table:style-name="Table4.A2" office:value-type="string">
            <text:p text:style-name="P36">Buy tickets</text:p>
          </table:table-cell>
          <table:table-cell table:style-name="Table4.A2" office:value-type="string">
            <text:p text:style-name="P36">We can visit the park and reserve a spot </text:p>
          </table:table-cell>
          <table:table-cell table:style-name="Table4.D2" office:value-type="string">
            <text:p text:style-name="P37">2.1 booking page</text:p>
          </table:table-cell>
        </table:table-row>
        <table:table-row>
          <table:table-cell table:style-name="Table4.A2" office:value-type="string">
            <text:p text:style-name="Table_20_Contents"/>
          </table:table-cell>
          <table:table-cell table:style-name="Table4.A2" office:value-type="string">
            <text:p text:style-name="P36">Check availability </text:p>
          </table:table-cell>
          <table:table-cell table:style-name="Table4.A2" office:value-type="string">
            <text:p text:style-name="P36">To check if there are available tickets for when we want to go </text:p>
          </table:table-cell>
          <table:table-cell table:style-name="Table4.D2" office:value-type="string">
            <text:p text:style-name="P38">2.2 avaliblity checker </text:p>
          </table:table-cell>
        </table:table-row>
        <table:table-row>
          <table:table-cell table:style-name="Table4.A2" office:value-type="string">
            <text:p text:style-name="Table_20_Contents"/>
          </table:table-cell>
          <table:table-cell table:style-name="Table4.A2" office:value-type="string">
            <text:p text:style-name="P36">Menu </text:p>
          </table:table-cell>
          <table:table-cell table:style-name="Table4.A2" office:value-type="string">
            <text:p text:style-name="P36">To be able to check they accomidate my familys allegies </text:p>
          </table:table-cell>
          <table:table-cell table:style-name="Table4.D2" office:value-type="string">
            <text:p text:style-name="P38">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6">Clear park info </text:p>
          </table:table-cell>
          <table:table-cell table:style-name="Table4.A2" office:value-type="string">
            <text:p text:style-name="P39">So I know whst the opening times are and can plan the day </text:p>
          </table:table-cell>
          <table:table-cell table:style-name="Table4.D2" office:value-type="string">
            <text:p text:style-name="P38">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6">Check prices </text:p>
          </table:table-cell>
          <table:table-cell table:style-name="Table4.A2" office:value-type="string">
            <text:p text:style-name="P38">Have all prices for food <text:soft-page-break/>and tickets and hotel on the website </text:p>
          </table:table-cell>
          <table:table-cell table:style-name="Table4.D2" office:value-type="string">
            <text:p text:style-name="P38">2.5 priceings must all <text:soft-page-break/>be clearly listened on the main website </text:p>
          </table:table-cell>
        </table:table-row>
      </table:table>
      <text:p text:style-name="P40"/>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38">As a </text:p>
          </table:table-cell>
          <table:table-cell table:style-name="Table5.A1" office:value-type="string">
            <text:p text:style-name="P38">I want </text:p>
          </table:table-cell>
          <table:table-cell table:style-name="Table5.A1" office:value-type="string">
            <text:p text:style-name="P38">So that </text:p>
          </table:table-cell>
          <table:table-cell table:style-name="Table5.D1" office:value-type="string">
            <text:p text:style-name="P38">UAC</text:p>
          </table:table-cell>
        </table:table-row>
        <table:table-row>
          <table:table-cell table:style-name="Table5.A2" office:value-type="string">
            <text:p text:style-name="P32">Busy manger</text:p>
          </table:table-cell>
          <table:table-cell table:style-name="Table5.A2" office:value-type="string">
            <text:p text:style-name="P32">To know profits for different days, months and years</text:p>
          </table:table-cell>
          <table:table-cell table:style-name="Table5.A2" office:value-type="string">
            <text:p text:style-name="P41">So we can finnalty plan for the year and when to raise prices </text:p>
          </table:table-cell>
          <table:table-cell table:style-name="Table5.D2" office:value-type="string">
            <text:p text:style-name="P42">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2">To know what we are spending money on </text:p>
          </table:table-cell>
          <table:table-cell table:style-name="Table5.A2" office:value-type="string">
            <text:p text:style-name="P43">So we can buget and calculate expesises</text:p>
          </table:table-cell>
          <table:table-cell table:style-name="Table5.D2" office:value-type="string">
            <text:p text:style-name="P42">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2">What customers are wanting <text:span text:style-name="T19">and there reveiws</text:span></text:p>
          </table:table-cell>
          <table:table-cell table:style-name="Table5.A2" office:value-type="string">
            <text:p text:style-name="P43">So they can make desistion to help the buissness </text:p>
          </table:table-cell>
          <table:table-cell table:style-name="Table5.D2" office:value-type="string">
            <text:p text:style-name="P42">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4">To know staff are treating animals and people properly</text:p>
          </table:table-cell>
          <table:table-cell table:style-name="Table5.A2" office:value-type="string">
            <text:p text:style-name="P43">So the park is well rated and looked after </text:p>
          </table:table-cell>
          <table:table-cell table:style-name="Table5.D2" office:value-type="string">
            <text:p text:style-name="P42">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4">Know what months the most of each ticket type is bought</text:p>
          </table:table-cell>
          <table:table-cell table:style-name="Table5.A2" office:value-type="string">
            <text:p text:style-name="P43">So they can ajust pices</text:p>
          </table:table-cell>
          <table:table-cell table:style-name="Table5.D2" office:value-type="string">
            <text:p text:style-name="P42">3.5 have different and clear ways to veiw infomaton </text:p>
          </table:table-cell>
        </table:table-row>
      </table:table>
      <text:p text:style-name="P45"/>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6">As a </text:p>
          </table:table-cell>
          <table:table-cell table:style-name="Table8.A1" office:value-type="string">
            <text:p text:style-name="P46">I want </text:p>
          </table:table-cell>
          <table:table-cell table:style-name="Table8.A1" office:value-type="string">
            <text:p text:style-name="P46">So that </text:p>
          </table:table-cell>
          <table:table-cell table:style-name="Table8.D1" office:value-type="string">
            <text:p text:style-name="P46">UAC</text:p>
          </table:table-cell>
        </table:table-row>
        <table:table-row>
          <table:table-cell table:style-name="Table8.A2" office:value-type="string">
            <text:p text:style-name="P46">Staff member </text:p>
          </table:table-cell>
          <table:table-cell table:style-name="Table8.A2" office:value-type="string">
            <text:p text:style-name="P46">To commucate quickly around the park </text:p>
          </table:table-cell>
          <table:table-cell table:style-name="Table8.A2" office:value-type="string">
            <text:p text:style-name="P47">So we can respond quickly to issues or requests around the park and know whats going on</text:p>
          </table:table-cell>
          <table:table-cell table:style-name="Table8.D2" office:value-type="string">
            <text:p text:style-name="P48">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6">To have quick access to information about customer bookings, fees and walkins </text:p>
          </table:table-cell>
          <table:table-cell table:style-name="Table8.A2" office:value-type="string">
            <text:p text:style-name="P47">So we can check how meny people to let in and let in the correct booked people for that day</text:p>
          </table:table-cell>
          <table:table-cell table:style-name="Table8.D2" office:value-type="string">
            <text:p text:style-name="P48">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9">I <text:span text:style-name="T20">want to be able know what educational vists are happening and who will need tours and talks of the park to plan </text:span></text:p>
          </table:table-cell>
          <table:table-cell table:style-name="Table8.A2" office:value-type="string">
            <text:p text:style-name="P47">So then I can make sure staff are ready and avlible to tour eduncatinal vistes</text:p>
          </table:table-cell>
          <table:table-cell table:style-name="Table8.D2" office:value-type="string">
            <text:p text:style-name="P48">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0">I want to make sure we have <text:span text:style-name="T21">enough stock for animal and cafe food </text:span></text:p>
          </table:table-cell>
          <table:table-cell table:style-name="Table8.A2" office:value-type="string">
            <text:p text:style-name="P47">So we can feed all people and anmals in the park</text:p>
          </table:table-cell>
          <table:table-cell table:style-name="Table8.D2" office:value-type="string">
            <text:p text:style-name="P48">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7">We want to know details about all the <text:soft-page-break/>animals and keep track of the animals with any updates </text:p>
          </table:table-cell>
          <table:table-cell table:style-name="Table8.A2" office:value-type="string">
            <text:p text:style-name="P48">So we can make sure animals are feed and <text:soft-page-break/>looked after so incent happen </text:p>
          </table:table-cell>
          <table:table-cell table:style-name="Table8.D2" office:value-type="string">
            <text:p text:style-name="P48">4.5 </text:p>
            <text:p text:style-name="P48">updates or page where <text:soft-page-break/>anmials care can be tracked</text:p>
          </table:table-cell>
        </table:table-row>
      </table:table>
      <text:p text:style-name="P51"/>
      <text:p text:style-name="P51"/>
      <text:h text:style-name="Heading_20_1" text:outline-level="1"><text:bookmark-start text:name="__RefHeading___Toc1847_2227043514"/>Laws/ guidance/legislation<text:bookmark-end text:name="__RefHeading___Toc1847_2227043514"/></text:h>
      <text:p text:style-name="Text_20_body"/>
      <text:p text:style-name="P52">More exploration about your project </text:p>
      <text:p text:style-name="P52">impact on your scnrio </text:p>
      <text:p text:style-name="P52">what are you gonna do as a result of that law </text:p>
      <text:p text:style-name="P53"/>
      <text:h text:style-name="P54" text:outline-level="3"><text:bookmark-start text:name="__RefHeading___Toc760_2760687806"/>Computer misuse act<text:bookmark-end text:name="__RefHeading___Toc760_2760687806"/></text:h>
      <text:p text:style-name="P55"><text:span text:style-name="T22">The computer misuse act will have to be thought about, this prevents una</text:span><text:span text:style-name="T23">u</text:span><text:span text:style-name="T22">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and they r aware</text:span> </text:p>
      <text:p text:style-name="P55"/>
      <text:h text:style-name="P54" text:outline-level="3"><text:bookmark-start text:name="__RefHeading___Toc762_2760687806"/>G<text:span text:style-name="T24">eneral </text:span>D<text:span text:style-name="T24">ata </text:span>P<text:span text:style-name="T24">rotection </text:span>R<text:span text:style-name="T24">egulation</text:span><text:bookmark-end text:name="__RefHeading___Toc762_2760687806"/></text:h>
      <text:p text:style-name="P56">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which we could do in the registration section to make sure we are compliant to there rules, they also have a right to there data so they need to be able to at least contact to remove </text:p>
      <text:p text:style-name="P55"/>
      <text:h text:style-name="P54" text:outline-level="3"><text:bookmark-start text:name="__RefHeading___Toc764_2760687806"/>W<text:span text:style-name="T25">eb </text:span>C<text:span text:style-name="T25">ontent </text:span>A<text:span text:style-name="T25">ccessibility </text:span>G<text:span text:style-name="T25">uide </text:span><text:bookmark-end text:name="__RefHeading___Toc764_2760687806"/></text:h>
      <text:p text:style-name="P57">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having a bad reputation. So making this website accessible is important </text:p>
      <text:p text:style-name="P58"/>
      <text:p text:style-name="P53"/>
      <text:h text:style-name="Heading_20_1" text:outline-level="1"><text:bookmark-start text:name="__RefHeading___Toc1849_2227043514"/><text:soft-page-break/><text:span text:style-name="T11">A</text:span>lternative systems<text:bookmark-end text:name="__RefHeading___Toc1849_2227043514"/></text:h>
      <text:p text:style-name="P59">3 of them ish </text:p>
      <text:p text:style-name="P52">how dose it solve what im trying to do and how dos eit not </text:p>
      <text:p text:style-name="P52">what can I take to put into mine</text:p>
      <text:p text:style-name="P52">what is good about it </text:p>
      <text:p text:style-name="P52">what is bad about it </text:p>
      <text:p text:style-name="P52">fuctionality wise and looks </text:p>
      <text:p text:style-name="P52">take aways </text:p>
      <text:p text:style-name="P59"/>
      <text:p text:style-name="P60">you need to name something bad like chester zoo hard to find contact form but easy to find accisible and </text:p>
      <text:p text:style-name="P59"/>
      <text:p text:style-name="P59"><draw:frame draw:style-name="fr2" draw:name="Image1" text:anchor-type="char" svg:width="17cm" svg:height="9.028cm" draw:z-index="1"><draw:image xlink:href="Pictures/10000001000004570000024E4CD8FC45.png" xlink:type="simple" xlink:show="embed" xlink:actuate="onLoad" draw:mime-type="image/png"/></draw:frame></text:p>
      <text:p text:style-name="P59"/>
      <text:p text:style-name="P61">this is Chester zoos booking page on there website, its very bold and clear <text:span text:style-name="T26">with nice simple colours that make the buttons stand out. It also shows clearly all the ticket options and a big clear button to add them to your basket. I want to use something simmilar with the colour or the nice contrast of them that makes it stand out and really clear show of all the types of tickets and how meny. Because it accessible to everyone and draws attention and makes people feel calm and exited to book for a trip. </text:span></text:p>
      <text:p text:style-name="P59"/>
      <text:p text:style-name="P59"><draw:frame draw:style-name="fr2" draw:name="Image2" text:anchor-type="char" svg:width="17cm" svg:height="8.507cm" draw:z-index="2"><draw:image xlink:href="Pictures/10000001000007320000039AEDCE4399.png" xlink:type="simple" xlink:show="embed" xlink:actuate="onLoad" draw:mime-type="image/png"/></draw:frame><text:soft-page-break/></text:p>
      <text:p text:style-name="P59"><draw:frame draw:style-name="fr3" draw:name="Image3" text:anchor-type="char" svg:x="-0.609cm" svg:y="0.538cm" svg:width="17cm" svg:height="7.624cm" draw:z-index="3"><draw:image xlink:href="Pictures/100000010000070300000325F49A4FF6.png" xlink:type="simple" xlink:show="embed" xlink:actuate="onLoad" draw:mime-type="image/png"/></draw:frame></text:p>
      <text:p text:style-name="Text_20_body"/>
      <text:p text:style-name="P62">This is London zoos website they also have a great colour scheme and very clear website, <text:span text:style-name="T27">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3" text:outline-level="1"><text:soft-page-break/></text:h>
      <text:h text:style-name="P64" text:outline-level="1"><text:bookmark-start text:name="__RefHeading___Toc1851_2227043514"/><text:span text:style-name="T11">R</text:span>isks <text:bookmark-end text:name="__RefHeading___Toc1851_2227043514"/></text:h>
      <text:p text:style-name="Text_20_body">!<text:span text:style-name="T28">(say how you can mitigate the risks and maybe do 5 risks and explain a bit more where possible and how to reduce impact and if you didn’t solve it )</text:span></text:p>
      <text:p text:style-name="P65"/>
      <text:p text:style-name="P66"><text:span text:style-name="T11">(</text:span>Like clients changing there mind all the time and use agile sprints to check and easy to refactor </text:p>
      <text:p text:style-name="P67"><text:span text:style-name="T29">state risk and state how to mitigate it!</text:span> <text:span text:style-name="T11">)</text:span></text:p>
      <text:h text:style-name="P68" text:outline-level="3"><text:bookmark-start text:name="__RefHeading___Toc778_2760687806"/>External risks and delays <text:bookmark-end text:name="__RefHeading___Toc778_2760687806"/></text:h>
      <text:p text:style-name="P69">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0">this could be migrated by doing sprints so your never too far into a project to <text:s/>edit or change parts, and it can all be approved and confered in the prossess so they get exectly what they want. </text:span></text:p>
      <text:p text:style-name="P69"/>
      <text:h text:style-name="P68" text:outline-level="3"><text:bookmark-start text:name="__RefHeading___Toc780_2760687806 Copy 1"/>resources and skill risks<text:bookmark-end text:name="__RefHeading___Toc780_2760687806 Copy 1"/></text:h>
      <text:p text:style-name="P69">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pan text:style-name="T30">To migrate this the prosses of makinging needs to be thoughtly </text:span><text:span text:style-name="T31">documated, this way if there is a staff turnover staff know exactly what was going on and can catch up easliy and carry on as it was going causing less disruption, its also important to clam or promise more then what the developers can do, this keeps real expectations and quick turnover. </text:span></text:p>
      <text:h text:style-name="P68" text:outline-level="3"><text:bookmark-start text:name="__RefHeading___Toc782_2760687806"/>other risks<text:bookmark-end text:name="__RefHeading___Toc782_2760687806"/></text:h>
      <text:p text:style-name="P70">Ideas:</text:p>
      <text:p text:style-name="P71">( <text:span text:style-name="T32">legal chganges</text:span></text:p>
      <text:p text:style-name="P72">• <text:span text:style-name="T33">Data Accuracy and Integrity Risks: Mistakes in appointments or patient data can harm care quality.</text:span></text:p>
      <text:p text:style-name="P73">• <text:span text:style-name="T33">User Role Mismanagement: Incorrect privileges could allow unauthorised access or restrict needed access.</text:span></text:p>
      <text:p text:style-name="P73">• <text:span text:style-name="T33">System Downtime: If the system is unavailable, appointments can’t be booked or changed, disrupting service.</text:span><text:span text:style-name="T34">)</text:span></text:p>
      <text:p text:style-name="P74"/>
      <text:p text:style-name="P75">the legliston could change meaning law with animals and what to desclose could change with zoos, this means they may have to make ajustments with where the animals live or how they look after <text:soft-page-break/>them, this could means money has to be spent to meet these changes and may mean buget for the system could change and may have less to work with and may even need changes to whats on the website. to mitaget this the zoo may want to make sure they have enough buget for sudden changes, like a backup fund to make sure if changes occur these can be affored and the project dosnt need to be cut and they can make those changes. </text:p>
      <text:p text:style-name="P75"/>
      <text:p text:style-name="P75">System downtime making the system unavalibe will affect devlopment or running of the system, <text:span text:style-name="T35">if the system has downtime it means developers are unable to access it to be able to contiune coding and wont be able to test the system, this will slow down how long it takes for the system to be made. If the system goose down while in use, users will no longer be able to book with the zoo during this time. This could lose the zoo buissness as if the systems not up and ready quickly the less time they have to make profits with it and if users can book then buissness will be lost and they wont be able to. </text:span><text:span text:style-name="T36">To mitagte this its good to always have a backup system or a backup of the system so when they are back online they acnd quickly get the system up and running without much fuss making sure they minimise downtime</text:span></text:p>
      <text:p text:style-name="P76">have a resilent system and off site system </text:p>
      <text:p text:style-name="P67"/>
      <text:p text:style-name="P77"/>
      <text:h text:style-name="P78" text:outline-level="3"><text:bookmark-start text:name="__RefHeading___Toc1853_2227043514"/><text:span text:style-name="T27">E</text:span>xternal risks and delays <text:bookmark-end text:name="__RefHeading___Toc1853_2227043514"/></text:h>
      <text:p text:style-name="P79">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27">To migrate this we can use agile development and do sprints, so its easy to change and </text:span><text:span text:style-name="T37">never</text:span><text:span text:style-name="T27"> too deep in to change or </text:span><text:span text:style-name="T37">edit the system, making sure the client is happy with the system as its developed.</text:span></text:p>
      <text:h text:style-name="P80" text:outline-level="3"><text:bookmark-start text:name="__RefHeading___Toc780_2760687806"/><text:span text:style-name="T27">R</text:span>esources and skill risks<text:bookmark-end text:name="__RefHeading___Toc780_2760687806"/></text:h>
      <text:p text:style-name="P79">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37">So to help migrate this risk we can build the system part by part and only do as much as is capable of the developers, making sure its clearly documented along the way so if a handover happens its easy to catch up. </text:span></text:p>
      <text:h text:style-name="P78" text:outline-level="3"><text:bookmark-start text:name="__RefHeading___Toc1855_2227043514"/>Other risks<text:bookmark-end text:name="__RefHeading___Toc1855_2227043514"/></text:h>
      <text:p text:style-name="P81">Makin<text:span text:style-name="T38">g</text:span> sure user details stay secure <text:span text:style-name="T38">because otherwise if details get leaked you would be breaking legation and privacy, so would have to deal with fines and legal trouble, </text:span><text:span text:style-name="T39">to avoid this details need to be kept secure and encrypted.</text:span></text:p>
      <text:p text:style-name="P82"><text:span text:style-name="T40">System Downtime If the system is unavailable, appointments can’t be booked or changed, disrupting service. </text:span><text:span text:style-name="T41">To prevent further disruption back ups should be put in place </text:span><text:span text:style-name="T42">for quick recovery.</text:span></text:p>
      <text:p text:style-name="P83"/>
      <text:h text:style-name="P84" text:outline-level="1"><text:bookmark-start text:name="__RefHeading___Toc1859_2227043514"/><text:soft-page-break/><text:span text:style-name="T11">F</text:span>unctional and non functional requirements <text:bookmark-end text:name="__RefHeading___Toc1859_2227043514"/></text:h>
      <text:p text:style-name="Text_20_body">(say how you have come up with each one <text:span text:style-name="T28">like where you got the idea from </text:span><text:span text:style-name="T43">do it for indevidual thing </text:span>)</text:p>
      <text:p text:style-name="P85">when describing follow it up with detail make sure ur going into why </text:p>
      <text:p text:style-name="P60">why is it impoatsnt </text:p>
      <text:p text:style-name="P60">where have u got that from </text:p>
      <text:h text:style-name="Heading_20_2" text:outline-level="2"><text:bookmark-start text:name="__RefHeading___Toc1861_2227043514"/>Functional requirements (FR)<text:bookmark-end text:name="__RefHeading___Toc1861_2227043514"/></text:h>
      <text:h text:style-name="Heading_20_3" text:outline-level="3"><text:span text:style-name="T44">1 - </text:span>Users </text:h>
      <text:p text:style-name="Text_20_body"><text:span text:style-name="T44">1.1</text:span>- <text:span text:style-name="T45">users should be able to log in securely</text:span></text:p>
      <text:p text:style-name="Text_20_body"><text:span text:style-name="T44">1.2</text:span>- <text:span text:style-name="T45">users should be able to register securely</text:span></text:p>
      <text:list text:style-name="L1">
        <text:list-item>
          <text:p text:style-name="P86">users should be able to create an account with all there details this allows when booking users to have an account for the tickets to be linked to and information that can be put on the ticket <text:span text:style-name="T46">and when logged in can access tickets and information from there accont keeping it secure </text:span></text:p>
        </text:list-item>
      </text:list>
      <text:p text:style-name="Text_20_body"><text:span text:style-name="T44">1.3</text:span>- <text:span text:style-name="T47">should show users ticket availability when booking</text:span></text:p>
      <text:list text:style-name="L2">
        <text:list-item>
          <text:p text:style-name="P87">users must be able to know when they can book tickets quickley so they can plan as desscused people booking the tickerst are likely to be busy perents so they need a fast easy way to check avliblity to make plans</text:p>
        </text:list-item>
      </text:list>
      <text:p text:style-name="Text_20_body"><text:span text:style-name="T44">1.4</text:span>- <text:span text:style-name="T47">users should be able to correctly book they type of tickets they want</text:span></text:p>
      <text:list text:style-name="L3">
        <text:list-item>
          <text:p text:style-name="P88">users must be able to book tickets and make sure they are able to chose from a range to make sure they get the right tickets like a family ticket if they have a family of four making booking quicker and get a better price</text:p>
        </text:list-item>
      </text:list>
      <text:p text:style-name="Text_20_body"><text:span text:style-name="T44">1.5</text:span>- <text:span text:style-name="T47">users should be clearly shown a final price for there tickets calculated including any discounts</text:span></text:p>
      <text:list text:style-name="L4">
        <text:list-item>
          <text:p text:style-name="P89">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44">1.6</text:span>- <text:span text:style-name="T48">should be able to change tickets easily if needed</text:span></text:p>
      <text:list text:style-name="L5">
        <text:list-item>
          <text:p text:style-name="P90">busy perents or grandpersnts with needs may have to reaage appointments if something comes up and are unable to go, it must be able to rearage easily on the system to reduce stress and imporve experince</text:p>
        </text:list-item>
      </text:list>
      <text:p text:style-name="Text_20_body"><text:span text:style-name="T44">1.7</text:span>- <text:span text:style-name="T48">should be able to remove tickets easily</text:span></text:p>
      <text:list text:style-name="L6">
        <text:list-item>
          <text:p text:style-name="P91">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Text_20_body"><text:soft-page-break/><text:span text:style-name="T44">1.</text:span><text:span text:style-name="T49">8</text:span>- <text:span text:style-name="T48">users can view the tickets they have booked and information about them clearly</text:span></text:p>
      <text:list text:style-name="L7">
        <text:list-item>
          <text:p text:style-name="P92">once booked users must be able to see the ticket so they don’t forget and are bale to access the ticket to access the zoo</text:p>
        </text:list-item>
      </text:list>
      <text:p text:style-name="P93">1.<text:span text:style-name="T49">9 </text:span>– users must be able to log out securely</text:p>
      <text:h text:style-name="Heading_20_3" text:outline-level="3"><text:span text:style-name="T44">2 - S</text:span>taff </text:h>
      <text:p text:style-name="P94"><text:span text:style-name="T44">2.1</text:span>- staff should <text:span text:style-name="T50">b</text:span>e able to register securely</text:p>
      <text:p text:style-name="P94"><text:span text:style-name="T44">2.2</text:span>- staff should be able to log in securely</text:p>
      <text:list text:style-name="L8">
        <text:list-item>
          <text:p text:style-name="P95">staff must be able to access the system so any staff member that joins should be able to be signed up to the system so they can access it</text:p>
        </text:list-item>
      </text:list>
      <text:p text:style-name="P94"><text:span text:style-name="T44">2.3</text:span>- staff should be able to see the availability for each day of how many walk ins they can take and how many <text:span text:style-name="T51">tickets booked</text:span></text:p>
      <text:list text:style-name="L9">
        <text:list-item>
          <text:p text:style-name="P96">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93">2.4 – staff should be able to see tickets for that day</text:p>
      <text:list text:style-name="L10">
        <text:list-item>
          <text:p text:style-name="P97">staff need to know who has tickets for that day so they can be let into the zoo</text:p>
        </text:list-item>
      </text:list>
      <text:p text:style-name="P98">2.<text:span text:style-name="T44">5-</text:span> Staff must be able to log out securely after use.</text:p>
      <text:list text:style-name="L11">
        <text:list-item>
          <text:p text:style-name="P99">Staff should be able to log out to make sure no one other the them can access the system if left open</text:p>
        </text:list-item>
      </text:list>
      <text:h text:style-name="Heading_20_3" text:outline-level="3"><text:span text:style-name="T44">3 - G</text:span>eneral </text:h>
      <text:p text:style-name="P100"><text:span text:style-name="T44">3.1</text:span>- <text:span text:style-name="T52"><text:s/>The website should have clear navigation for easy access to main pages</text:span></text:p>
      <text:list text:style-name="L12">
        <text:list-item>
          <text:p text:style-name="P101">key to make sure the website is accessible and meets leglistation as said prevouisly </text:p>
        </text:list-item>
      </text:list>
      <text:p text:style-name="P102"><text:span text:style-name="T44">3.2</text:span>- <text:span text:style-name="T48">should show information about the park opening times, animals and any other details.</text:span></text:p>
      <text:list text:style-name="L13">
        <text:list-item>
          <text:p text:style-name="P103">Any perent, user and esspely educatinal visters will need to know information about the park to make desisons of if they should go and when they can go</text:p>
        </text:list-item>
      </text:list>
      <text:p text:style-name="P104"><text:span text:style-name="T44">3.3</text:span>- should show information clearly about menus for food and any allergen information</text:p>
      <text:list text:style-name="L14">
        <text:list-item>
          <text:p text:style-name="P105">if a career or educatinal user has allegens for them or children its supper important to see if it can be accomidated for </text:p>
        </text:list-item>
      </text:list>
      <text:p text:style-name="P104"><text:span text:style-name="T44">3.4</text:span>- <text:span text:style-name="T47">should be able to have access to information about tickets, prices and deals</text:span></text:p>
      <text:list text:style-name="L15">
        <text:list-item>
          <text:p text:style-name="P106">any price information should be displayed so its easy to find and users can see how much they will have to psy and what discounts are avalible to them</text:p>
        </text:list-item>
      </text:list>
      <text:h text:style-name="Heading_20_2" text:outline-level="2"><text:bookmark-start text:name="__RefHeading___Toc1863_2227043514"/><text:soft-page-break/><text:span text:style-name="T50">N</text:span>on functional requirements (NFR)<text:bookmark-end text:name="__RefHeading___Toc1863_2227043514"/></text:h>
      <text:h text:style-name="Heading_20_3" text:outline-level="3">1 - Users</text:h>
      <text:p text:style-name="P107">1.1: There must be a users table and user audit table in the database to store account and activity data.</text:p>
      <text:list text:style-name="L16">
        <text:list-item>
          <text:p text:style-name="P108">*Audit tables are important for all users because if there is any maluise activity the user and activity can be tracked and monitered to be able to keep the system safe</text:p>
        </text:list-item>
      </text:list>
      <text:p text:style-name="P107"><text:line-break/>1.2: The system must connect to the database to retrieve and verify usernames and passwords securely.</text:p>
      <text:list text:style-name="L17">
        <text:list-item>
          <text:p text:style-name="P109">**The database is going to hold all user information and incrypted passwords, its important that these can be accessed so acconts can be verifyed and checked, and to access any other information related to that user and there profile</text:p>
        </text:list-item>
      </text:list>
      <text:p text:style-name="P110"><text:span text:style-name="T52"><text:line-break/>1.3: Passwords must meet strength requirements to </text:span><text:span text:style-name="T53">make sure account is secure </text:span></text:p>
      <text:list text:style-name="L18">
        <text:list-item>
          <text:p text:style-name="P111">to make sure users have a strong password its important the system can check so the users accont and information is kept secure and no breaches to the system happen</text:p>
        </text:list-item>
      </text:list>
      <text:p text:style-name="P107"><text:line-break/>1.4: Error handling must be implemented when a user registers or logs in</text:p>
      <text:list text:style-name="L19">
        <text:list-item>
          <text:p text:style-name="P112">***human errors are very common so having error handling for this so the system dosnt crash or break easly </text:p>
        </text:list-item>
      </text:list>
      <text:p text:style-name="P110"><text:span text:style-name="T52"><text:line-break/>1.5: The login system must prevent malicious input </text:span><text:span text:style-name="T53">with sanitisation </text:span></text:p>
      <text:list text:style-name="L20">
        <text:list-item>
          <text:p text:style-name="P113">**** imput stanitisation is super important to make sure users cant crash or break the system and gain unauthisered access which breaks privacy laws </text:p>
        </text:list-item>
      </text:list>
      <text:h text:style-name="P114" text:outline-level="3"><text:bookmark-start text:name="__RefHeading___Toc798_2760687806"/><text:span text:style-name="Strong_20_Emphasis">2 – Staff:</text:span><text:bookmark-end text:name="__RefHeading___Toc798_2760687806"/></text:h>
      <text:p text:style-name="P107">2.1: There must be a staff table and staff audit table in the database.<text:span text:style-name="T54">*</text:span><text:line-break/>2.2: The system must connect to the database to verify staff credentials securely.<text:span text:style-name="T54">**</text:span><text:line-break/>2.3: Error handling must be implemented when registering or logging in staff members.<text:span text:style-name="T54">***</text:span><text:line-break/>2.4: The login and registration pages must validate input and prevent misuse or hacking attempts.<text:span text:style-name="T54">****</text:span></text:p>
      <text:h text:style-name="P114" text:outline-level="3"><text:bookmark-start text:name="__RefHeading___Toc800_2760687806"/><text:span text:style-name="Strong_20_Emphasis">3 – General System:</text:span><text:bookmark-end text:name="__RefHeading___Toc800_2760687806"/></text:h>
      <text:p text:style-name="P115"><text:span text:style-name="T52">3.1: The system must use an efficient relational database to store all data (users, staff, </text:span><text:span text:style-name="T50">tickets</text:span><text:span text:style-name="T52">, logs).</text:span></text:p>
      <text:list text:style-name="L21">
        <text:list-item>
          <text:p text:style-name="P116">This allows <text:span text:style-name="T55">us to store information so having a clear simple and effenit database makes it easy to store and find data</text:span></text:p>
        </text:list-item>
      </text:list>
      <text:p text:style-name="P117"><text:line-break/>3.2: Sensitive information must be encrypted or hashed to ensure data security.</text:p>
      <text:list text:style-name="L22">
        <text:list-item>
          <text:p text:style-name="P118"><text:soft-page-break/><text:span text:style-name="T55">If a hacker dose break into the database </text:span><text:span text:style-name="T56">the passwords are still kept privart as they are hashed so can be decrypted or looked at</text:span></text:p>
        </text:list-item>
      </text:list>
      <text:p text:style-name="P119"><text:line-break/>3.3: The system must be able to connect to and retrieve information from the database quickly and reliably.</text:p>
      <text:list text:style-name="L23">
        <text:list-item>
          <text:p text:style-name="P120">Secure communication <text:span text:style-name="T57">is super impostant so data in montion dosnt get stolen </text:span></text:p>
        </text:list-item>
      </text:list>
      <text:p text:style-name="P121"><text:line-break/>3.4: Users should not be able to access booking pages without logging in.</text:p>
      <text:list text:style-name="L24">
        <text:list-item>
          <text:p text:style-name="P122">this makes the pages scure behind the log in so you have to log in to get access</text:p>
        </text:list-item>
      </text:list>
      <text:p text:style-name="P121"><text:line-break/>3.5: Logged in users should not be able to access login or register pages again unless logged out.</text:p>
      <text:list text:style-name="L25">
        <text:list-item>
          <text:p text:style-name="P123">This stops any malisues users trying to register or log in again as well as removing unessary pages that might confuse users</text:p>
        </text:list-item>
      </text:list>
      <text:p text:style-name="P121"><text:line-break/>3.6: The system must prevent duplicate accounts using the same email or username.</text:p>
      <text:list text:style-name="L26">
        <text:list-item>
          <text:p text:style-name="P124">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121"><text:line-break/>3.7: All error handling must be implemented correctly to make the code stable and robust.</text:p>
      <text:list text:style-name="L27">
        <text:list-item>
          <text:p text:style-name="P125">human errors are very common so having error handling for this so the system dosnt crash or break easly </text:p>
        </text:list-item>
      </text:list>
      <text:p text:style-name="P121"><text:line-break/>3.8: The colour scheme and layout should be accessible, with clear contrast for navigation buttons and text.</text:p>
      <text:list text:style-name="L28">
        <text:list-item>
          <text:p text:style-name="P126">This makes sure that a wide range of users can access the system and is withing the legilsation</text:p>
        </text:list-item>
      </text:list>
      <text:p text:style-name="P127"/>
      <text:p text:style-name="P127"><text:span text:style-name="T52"><text:line-break/>3.9: information and text should be clear, simple, and easy to understand for users </text:span><text:span text:style-name="T50">of a wide range including grandparents </text:span></text:p>
      <text:list text:style-name="L29">
        <text:list-item>
          <text:p text:style-name="P128">This makes sure that a wide range of users can access the system and is withing the legilsation</text:p>
        </text:list-item>
      </text:list>
      <text:h text:style-name="Heading_20_1" text:outline-level="1"><text:bookmark-start text:name="__RefHeading___Toc1865_2227043514"/><text:span text:style-name="T44">K</text:span>ey performance indicators (KPI<text:span text:style-name="T58">)</text:span><text:bookmark-end text:name="__RefHeading___Toc1865_2227043514"/></text:h>
      <text:p text:style-name="Text_20_body"/>
      <text:p text:style-name="P129">things that will indicate its success</text:p>
      <text:p text:style-name="P130"><text:soft-page-break/>(again say why they r good and how they help the business like how you came up with it why do they want that)</text:p>
      <text:p text:style-name="P129"/>
      <text:p text:style-name="P131">1. The website should be available and operational at least <text:span text:style-name="Strong_20_Emphasis"><text:span text:style-name="T59">98% of the time</text:span></text:span> over a one-month period.</text:p>
      <text:p text:style-name="P131"><text:tab/></text:p>
      <text:p text:style-name="P131">2. trust pilot rating should go up</text:p>
      <text:list text:style-name="L30">
        <text:list-item>
          <text:p text:style-name="P132">because if u get good revise your customer feel more secure <text:span text:style-name="T60">to go because you are more likley to have a good experince </text:span></text:p>
        </text:list-item>
      </text:list>
      <text:p text:style-name="P131">3. number of people registering should increase</text:p>
      <text:list text:style-name="L31">
        <text:list-item>
          <text:p text:style-name="P133">meaning more repeet or genral customers wanting to book tickets</text:p>
        </text:list-item>
      </text:list>
      <text:p text:style-name="P131">4. the number of people referring a friend should improve</text:p>
      <text:list text:style-name="L32">
        <text:list-item>
          <text:p text:style-name="P134">this means they enjoyed going and found it good and easy to use so there friends may want to know so they can also enjoy </text:p>
        </text:list-item>
      </text:list>
      <text:p text:style-name="P131">5. limited number of errors of issues with bookings for users</text:p>
      <text:list text:style-name="L33">
        <text:list-item>
          <text:p text:style-name="P135">this prevents users from getting annoyed or not being able to book because of issues meaning there more likley to go or want to book again</text:p>
        </text:list-item>
      </text:list>
      <text:p text:style-name="P131">6. successful<text:span text:style-name="T61">ly booked tickets</text:span> rate</text:p>
      <text:list text:style-name="L34">
        <text:list-item>
          <text:p text:style-name="P136">more people are finding the website and are able to use it meaning customers are more able to come </text:p>
        </text:list-item>
      </text:list>
      <text:p text:style-name="P131"><text:span text:style-name="T60">7</text:span>. number of people who <text:span text:style-name="T61">come and buy tickets again for the zoo</text:span></text:p>
      <text:list text:style-name="L35">
        <text:list-item>
          <text:p text:style-name="P137">this means they enjoyed the experince and found it easy to book tickets to go so they are able to book and go again when they want to </text:p>
        </text:list-item>
      </text:list>
      <text:p text:style-name="P131"><text:span text:style-name="T60">8</text:span>. page loading time should improve</text:p>
      <text:list text:style-name="L36">
        <text:list-item>
          <text:p text:style-name="P138">less slow means more people are likley to stay on the website and look into and book tickets</text:p>
        </text:list-item>
      </text:list>
      <text:p text:style-name="P131"><text:span text:style-name="T60">9</text:span>. less security issues or breaches</text:p>
      <text:list text:style-name="L37">
        <text:list-item>
          <text:p text:style-name="P139">this means less leagal trouble and a better repuation because customers can trust </text:p>
        </text:list-item>
      </text:list>
      <text:p text:style-name="P131">1<text:span text:style-name="T60">0</text:span>. increase in staff happiness</text:p>
      <text:list text:style-name="L38">
        <text:list-item>
          <text:p text:style-name="P140">staff find it easyer to get and access information meaning they have an easyer time at work and don’t get as overwhealem and are bale to control how meny are in the park</text:p>
        </text:list-item>
      </text:list>
      <text:p text:style-name="P131"/>
      <text:h text:style-name="P141" text:outline-level="1"><text:bookmark-start text:name="__RefHeading___Toc1857_2227043514"/>Decomposition<text:bookmark-end text:name="__RefHeading___Toc1857_2227043514"/></text:h>
      <text:p text:style-name="P142">(link to FRs and NFRs. this helps solves this by ) </text:p>
      <text:p text:style-name="P142"/>
      <text:p text:style-name="P142"><draw:frame draw:style-name="fr3" draw:name="Image4" text:anchor-type="char" svg:x="-0.178cm" svg:y="-0.303cm" svg:width="14.243cm" svg:height="13.16cm" draw:z-index="4"><draw:image xlink:href="Pictures/10000001000002350000020A2E8C8C50.png" xlink:type="simple" xlink:show="embed" xlink:actuate="onLoad" draw:mime-type="image/png"/></draw:frame><text:soft-page-break/></text:p>
      <text:p text:style-name="P142"/>
      <text:p text:style-name="P142"/>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143"/>
      <text:p text:style-name="P143"/>
      <text:p text:style-name="P143"/>
      <text:p text:style-name="P143"><text:span text:style-name="T44">t</text:span>his is a decomposition of the website I will build, Ive put the database to the side because its constantly used by most of the pages <text:span text:style-name="T43">but connecting it will make it hard to see and </text:span><text:span text:style-name="T60">confusing but the database is being consi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49">b</text:span><text:span text:style-name="T60">le to book the tickets they want</text:span><text:span text:style-name="T49">(FR1.4)</text:span><text:span text:style-name="T60">, see tickets they have booked clearly with there information </text:span><text:span text:style-name="T49">(FR 1.8)</text:span><text:span text:style-name="T60">, see other information about the zoo and going like ticket prices and menus with algen info</text:span><text:span text:style-name="T49">(FR 3.3 and 3.4)</text:span><text:span text:style-name="T60">, and users can see there details. They will be bale once they have booked tickets to change or cancel </text:span><text:span text:style-name="T49">(FR 1.6 and 1.7) </text:span><text:span text:style-name="T60"><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49">(FR 1.9)</text:span><text:span text:style-name="T60">, which will take them back to the main page where they are only able to see log in and register pages again. </text:span><text:span text:style-name="T49">(NFR 3.4 and 3.5)</text:span></text:p>
      <text:p text:style-name="Text_20_body"/>
      <text:h text:style-name="Heading_20_1" text:outline-level="1"><text:bookmark-start text:name="__RefHeading___Toc1867_2227043514"/><text:soft-page-break/>description of proposed solution<text:bookmark-end text:name="__RefHeading___Toc1867_2227043514"/></text:h>
      <text:p text:style-name="P129">Overview of what system will be </text:p>
      <text:p text:style-name="P144">The proposed solution building a website that will have user login and register mentioned in <text:span text:style-name="T62">(</text:span>F<text:span text:style-name="T49">R</text:span>-1.1 and 1.2 <text:span text:style-name="T62">) </text:span>it should be secure and easy to use, <text:span text:style-name="T49">it will have a main page with information about the park</text:span> (F<text:span text:style-name="T49">R 3.2</text:span>). <text:span text:style-name="T63">Once logged in users should not be able to access these other pages and should be able to </text:span><text:span text:style-name="T49">only </text:span><text:span text:style-name="T63">access </text:span><text:span text:style-name="T49">a page where they are able to book </text:span><text:span text:style-name="T64">(NFR 3.4and 3.5) <text:s/>and </text:span><text:span text:style-name="T49">a ticket to enter the zoo where they can see availability of the tickets they want and after any discounts what the final price is</text:span><text:span text:style-name="T64">(FR 1.4)</text:span><text:span text:style-name="T63">, </text:span><text:span text:style-name="T49">a page to show the tickets they have booked</text:span><text:span text:style-name="T64">(FR 1.8)</text:span><text:span text:style-name="T49">. They should also see more information on the park like any extra information and tickets with pricing and menus with allergen information</text:span><text:span text:style-name="T64">(FR 3.3 and 3.4) </text:span><text:span text:style-name="T49">. They can see there personal details and one finished</text:span><text:span text:style-name="T63"> be able to log out</text:span><text:span text:style-name="T64">(FR 1.9).</text:span><text:span text:style-name="T63"> in the bookings you should be able to see and mange your </text:span><text:span text:style-name="T64">ticket</text:span><text:span text:style-name="T63">, so delete and change the </text:span><text:span text:style-name="T64">ticket information like date and time</text:span><text:span text:style-name="T63"> (F</text:span><text:span text:style-name="T64">R</text:span><text:span text:style-name="T63">, 1.</text:span><text:span text:style-name="T64">7</text:span><text:span text:style-name="T63"> and 1.</text:span><text:span text:style-name="T64">8</text:span><text:span text:style-name="T63">). the same is needed for staff to be able to log in and register, as well as being able to view </text:span><text:span text:style-name="T64">tickets for that day, and see information about the park and about availability,</text:span><text:span text:style-name="T63"> all mention in my functional requirements section 2. its should be accessible and easy to navigate so everyone can use (F</text:span><text:span text:style-name="T64">R </text:span><text:span text:style-name="T63">3.</text:span><text:span text:style-name="T64">1</text:span><text:span text:style-name="T63">)</text:span></text:p>
      <text:p text:style-name="P145">this should all be done securely and have a database<text:span text:style-name="T62">( NFR 1.2, 2.2, 3.1)</text:span> in the back storing the information and <text:span text:style-name="T65">have audit logs </text:span><text:span text:style-name="T62">(NFR 1.1 and 2.1) </text:span><text:span text:style-name="T65">to track user activity </text:span><text:span text:style-name="T64">to make sure we have a log of how users use the system to keep secure and moniter </text:span><text:span text:style-name="T65">(NF</text:span><text:span text:style-name="T64">R </text:span><text:span text:style-name="T65">). all inputs should be verified and checked before any action is taken with them</text:span><text:span text:style-name="T62">(NFR 1.4 and 1.5)</text:span><text:span text:style-name="T65">, and any information entered must be hashed.</text:span><text:span text:style-name="T62">(NFR 3.2)</text:span></text:p>
      <text:p text:style-name="P146">The website must be prensted well with a good clear colore scheem and layout to make sure its accessible to all with easy clear navigateon to meet up with legilation.(NF 3.7 and 3.8 and FR 3.1)</text:p>
      <text:p text:style-name="P147">This should lead to the company having much better review and an increase in business and help staff and the company have less fuss and more room to grow. </text:p>
      <text:p text:style-name="P1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6-02-02T14:29:28.608865700</dc:date>
    <meta:editing-duration>P4DT7H4M6S</meta:editing-duration>
    <meta:editing-cycles>31</meta:editing-cycles>
    <meta:generator>LibreOffice/25.8.3.2$Windows_X86_64 LibreOffice_project/8ca8d55c161d602844f5428fa4b58097424e324e</meta:generator>
    <meta:document-statistic meta:table-count="8" meta:image-count="4" meta:object-count="0" meta:page-count="19" meta:paragraph-count="376" meta:word-count="5851" meta:character-count="31388" meta:non-whitespace-character-count="25779"/>
  </office:meta>
</office:document-meta>
</file>